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2.748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2.769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7799in"/>
    </style:style>
    <style:style style:name="co7" style:family="table-column">
      <style:table-column-properties fo:break-before="auto" style:column-width="1.2791in"/>
    </style:style>
    <style:style style:name="co8" style:family="table-column">
      <style:table-column-properties fo:break-before="auto" style:column-width="1.5472in"/>
    </style:style>
    <style:style style:name="co9" style:family="table-column">
      <style:table-column-properties fo:break-before="auto" style:column-width="1.342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PARTIAL&quot;" style:apply-style-name="PARTIAL" style:base-cell-address="Reqs.C1"/>
      <style:map style:condition="cell-content()=&quot;NOT STARTED&quot;" style:apply-style-name="NOT_20_STARTED" style:base-cell-address="Reqs.C1"/>
      <style:map style:condition="cell-content()=&quot;COMPLETE&quot;" style:apply-style-name="COMPLETE" style:base-cell-address="Reqs.C1"/>
    </style:style>
    <style:style style:name="ce2" style:family="table-cell" style:parent-style-name="Default">
      <style:map style:condition="cell-content()=&quot;PARTIAL&quot;" style:apply-style-name="PARTIAL" style:base-cell-address="Reqs.C1"/>
      <style:map style:condition="cell-content()=&quot;NOT STARTED&quot;" style:apply-style-name="NOT_20_STARTED" style:base-cell-address="Reqs.C1"/>
      <style:map style:condition="cell-content()=&quot;COMPLETE&quot;" style:apply-style-name="COMPLETE" style:base-cell-address="Reqs.C1"/>
    </style:style>
    <style:style style:name="ce3" style:family="table-cell" style:parent-style-name="Default">
      <style:map style:condition="cell-content()=&quot;PARTIAL&quot;" style:apply-style-name="PARTIAL" style:base-cell-address="Reqs.C1"/>
      <style:map style:condition="cell-content()=&quot;NOT STARTED&quot;" style:apply-style-name="NOT_20_STARTED" style:base-cell-address="Reqs.C1"/>
      <style:map style:condition="cell-content()=&quot;COMPLETE&quot;" style:apply-style-name="COMPLETE" style:base-cell-address="Reqs.C1"/>
    </style:style>
    <style:style style:name="ce4" style:family="table-cell" style:parent-style-name="Default">
      <style:map style:condition="cell-content()=&quot;PARTIAL&quot;" style:apply-style-name="PARTIAL" style:base-cell-address="Reqs.C1"/>
      <style:map style:condition="cell-content()=&quot;NOT STARTED&quot;" style:apply-style-name="NOT_20_STARTED" style:base-cell-address="Reqs.C1"/>
      <style:map style:condition="cell-content()=&quot;COMPLETE&quot;" style:apply-style-name="COMPLETE" style:base-cell-address="Reqs.C1"/>
    </style:style>
    <style:style style:name="ce5" style:family="table-cell" style:parent-style-name="Default">
      <style:map style:condition="cell-content()=&quot;PARTIAL&quot;" style:apply-style-name="PARTIAL" style:base-cell-address="Reqs.C1"/>
      <style:map style:condition="cell-content()=&quot;NOT STARTED&quot;" style:apply-style-name="NOT_20_STARTED" style:base-cell-address="Reqs.C1"/>
      <style:map style:condition="cell-content()=&quot;COMPLETE&quot;" style:apply-style-name="COMPLETE" style:base-cell-address="Reqs.C1"/>
    </style:style>
    <style:style style:name="ce6" style:family="table-cell" style:parent-style-name="Default">
      <style:map style:condition="cell-content()=&quot;PARTIAL&quot;" style:apply-style-name="PARTIAL" style:base-cell-address="Reqs.C1"/>
      <style:map style:condition="cell-content()=&quot;NOT STARTED&quot;" style:apply-style-name="NOT_20_STARTED" style:base-cell-address="Reqs.C1"/>
      <style:map style:condition="cell-content()=&quot;COMPLETE&quot;" style:apply-style-name="COMPLETE" style:base-cell-address="Reqs.C1"/>
    </style:style>
    <style:style style:name="ce7" style:family="table-cell" style:parent-style-name="Default">
      <style:map style:condition="cell-content()=&quot;PARTIAL&quot;" style:apply-style-name="PARTIAL" style:base-cell-address="Reqs.C1"/>
      <style:map style:condition="cell-content()=&quot;NOT STARTED&quot;" style:apply-style-name="NOT_20_STARTED" style:base-cell-address="Reqs.C1"/>
      <style:map style:condition="cell-content()=&quot;COMPLETE&quot;" style:apply-style-name="COMPLETE" style:base-cell-address="Reqs.C1"/>
    </style:style>
    <style:style style:name="ce8" style:family="table-cell" style:parent-style-name="Default">
      <style:map style:condition="cell-content()=&quot;PARTIAL&quot;" style:apply-style-name="PARTIAL" style:base-cell-address="Reqs.C1"/>
      <style:map style:condition="cell-content()=&quot;NOT STARTED&quot;" style:apply-style-name="NOT_20_STARTED" style:base-cell-address="Reqs.C1"/>
      <style:map style:condition="cell-content()=&quot;COMPLETE&quot;" style:apply-style-name="COMPLETE" style:base-cell-address="Reqs.C1"/>
    </style:style>
    <style:style style:name="ce9" style:family="table-cell" style:parent-style-name="Default">
      <style:map style:condition="cell-content()=&quot;PARTIAL&quot;" style:apply-style-name="PARTIAL" style:base-cell-address="Reqs.C1"/>
      <style:map style:condition="cell-content()=&quot;NOT STARTED&quot;" style:apply-style-name="NOT_20_STARTED" style:base-cell-address="Reqs.C1"/>
      <style:map style:condition="cell-content()=&quot;COMPLETE&quot;" style:apply-style-name="COMPLETE" style:base-cell-address="Reqs.C1"/>
    </style:style>
    <style:style style:name="ce10" style:family="table-cell" style:parent-style-name="Default">
      <style:map style:condition="cell-content()=&quot;PARTIAL&quot;" style:apply-style-name="PARTIAL" style:base-cell-address="Reqs.C1"/>
      <style:map style:condition="cell-content()=&quot;NOT STARTED&quot;" style:apply-style-name="NOT_20_STARTED" style:base-cell-address="Reqs.C1"/>
      <style:map style:condition="cell-content()=&quot;COMPLETE&quot;" style:apply-style-name="COMPLETE" style:base-cell-address="Reqs.C1"/>
    </style:style>
    <style:style style:name="ce11" style:family="table-cell" style:parent-style-name="Default">
      <style:map style:condition="cell-content()=&quot;PARTIAL&quot;" style:apply-style-name="PARTIAL" style:base-cell-address="Reqs.C1"/>
      <style:map style:condition="cell-content()=&quot;NOT STARTED&quot;" style:apply-style-name="NOT_20_STARTED" style:base-cell-address="Reqs.C1"/>
      <style:map style:condition="cell-content()=&quot;COMPLETE&quot;" style:apply-style-name="COMPLETE" style:base-cell-address="Reqs.C1"/>
    </style:style>
    <style:style style:name="ce12" style:family="table-cell" style:parent-style-name="Default">
      <style:map style:condition="cell-content()=&quot;PARTIAL&quot;" style:apply-style-name="PARTIAL" style:base-cell-address="Reqs.C1"/>
      <style:map style:condition="cell-content()=&quot;NOT STARTED&quot;" style:apply-style-name="NOT_20_STARTED" style:base-cell-address="Reqs.C1"/>
      <style:map style:condition="cell-content()=&quot;COMPLETE&quot;" style:apply-style-name="COMPLETE" style:base-cell-address="Reqs.C1"/>
    </style:style>
    <style:style style:name="ce13" style:family="table-cell" style:parent-style-name="Default">
      <style:map style:condition="cell-content()=&quot;PARTIAL&quot;" style:apply-style-name="PARTIAL" style:base-cell-address="Reqs.C1"/>
      <style:map style:condition="cell-content()=&quot;NOT STARTED&quot;" style:apply-style-name="NOT_20_STARTED" style:base-cell-address="Reqs.C1"/>
      <style:map style:condition="cell-content()=&quot;COMPLETE&quot;" style:apply-style-name="COMPLETE" style:base-cell-address="Reqs.C1"/>
    </style:style>
    <style:style style:name="ce14" style:family="table-cell" style:parent-style-name="Default">
      <style:map style:condition="cell-content()=&quot;PARTIAL&quot;" style:apply-style-name="PARTIAL" style:base-cell-address="Reqs.C1"/>
      <style:map style:condition="cell-content()=&quot;NOT STARTED&quot;" style:apply-style-name="NOT_20_STARTED" style:base-cell-address="Reqs.C1"/>
      <style:map style:condition="cell-content()=&quot;COMPLETE&quot;" style:apply-style-name="COMPLETE" style:base-cell-address="Reqs.C1"/>
    </style:style>
    <style:style style:name="ce15" style:family="table-cell" style:parent-style-name="Default">
      <style:map style:condition="cell-content()=&quot;PARTIAL&quot;" style:apply-style-name="PARTIAL" style:base-cell-address="Reqs.C1"/>
      <style:map style:condition="cell-content()=&quot;NOT STARTED&quot;" style:apply-style-name="NOT_20_STARTED" style:base-cell-address="Reqs.C1"/>
      <style:map style:condition="cell-content()=&quot;COMPLETE&quot;" style:apply-style-name="COMPLETE" style:base-cell-address="Reqs.C1"/>
    </style:style>
    <style:style style:name="ce16" style:family="table-cell" style:parent-style-name="Default">
      <style:map style:condition="cell-content()=&quot;PARTIAL&quot;" style:apply-style-name="PARTIAL" style:base-cell-address="Reqs.C1"/>
      <style:map style:condition="cell-content()=&quot;NOT STARTED&quot;" style:apply-style-name="NOT_20_STARTED" style:base-cell-address="Reqs.C1"/>
      <style:map style:condition="cell-content()=&quot;COMPLETE&quot;" style:apply-style-name="COMPLETE" style:base-cell-address="Reqs.C1"/>
    </style:style>
    <style:style style:name="ce17" style:family="table-cell" style:parent-style-name="Default">
      <style:map style:condition="cell-content()=&quot;PARTIAL&quot;" style:apply-style-name="PARTIAL" style:base-cell-address="Reqs.C1"/>
      <style:map style:condition="cell-content()=&quot;NOT STARTED&quot;" style:apply-style-name="NOT_20_STARTED" style:base-cell-address="Reqs.C1"/>
      <style:map style:condition="cell-content()=&quot;COMPLETE&quot;" style:apply-style-name="COMPLETE" style:base-cell-address="Reqs.C1"/>
    </style:style>
    <style:style style:name="ce18" style:family="table-cell" style:parent-style-name="Default">
      <style:map style:condition="cell-content()=&quot;PARTIAL&quot;" style:apply-style-name="PARTIAL" style:base-cell-address="Reqs.C1"/>
      <style:map style:condition="cell-content()=&quot;NOT STARTED&quot;" style:apply-style-name="NOT_20_STARTED" style:base-cell-address="Reqs.C1"/>
      <style:map style:condition="cell-content()=&quot;COMPLETE&quot;" style:apply-style-name="COMPLETE" style:base-cell-address="Reqs.C1"/>
    </style:style>
  </office:automatic-styles>
  <office:body>
    <office:spreadsheet>
      <table:table table:name="Req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>
            <text:p>Requirement</text:p>
          </table:table-cell>
          <table:table-cell office:value-type="string">
            <text:p>Description</text:p>
          </table:table-cell>
          <table:table-cell office:value-type="string">
            <text:p>Location</text:p>
          </table:table-cell>
          <table:table-cell table:style-name="ce1" office:value-type="string">
            <text:p>Status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eceive data from HDI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1a1</text:p>
          </table:table-cell>
          <table:table-cell office:value-type="string">
            <text:p>Wheel position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1a2</text:p>
          </table:table-cell>
          <table:table-cell office:value-type="string">
            <text:p>gas position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1a3</text:p>
          </table:table-cell>
          <table:table-cell office:value-type="string">
            <text:p>brake position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1a4</text:p>
          </table:table-cell>
          <table:table-cell office:value-type="string">
            <text:p>gear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1a5</text:p>
          </table:table-cell>
          <table:table-cell office:value-type="string">
            <text:p>vibration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g data from HDI</text:p>
          </table:table-cell>
          <table:table-cell office:value-type="string">
            <text:p>SDI_cmd</text:p>
          </table:table-cell>
          <table:table-cell table:style-name="ce1" office:value-type="string">
            <text:p>PARTIAL</text:p>
          </table:table-cell>
          <table:table-cell office:value-type="string">
            <text:p>SDI_listener-1-stdout.log not desired name</text:p>
          </table:table-cell>
        </table:table-row>
        <table:table-row table:style-name="ro1">
          <table:table-cell office:value-type="string">
            <text:p>2a1</text:p>
          </table:table-cell>
          <table:table-cell office:value-type="string">
            <text:p>Wheel position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2a2</text:p>
          </table:table-cell>
          <table:table-cell office:value-type="string">
            <text:p>gas position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2a3</text:p>
          </table:table-cell>
          <table:table-cell office:value-type="string">
            <text:p>brake position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2a4</text:p>
          </table:table-cell>
          <table:table-cell office:value-type="string">
            <text:p>gear</text:p>
          </table:table-cell>
          <table:table-cell office:value-type="string">
            <text:p>SDI_cmd</text:p>
          </table:table-cell>
          <table:table-cell table:style-name="ce1" office:value-type="string">
            <text:p>PARTIAL</text:p>
          </table:table-cell>
          <table:table-cell office:value-type="string">
            <text:p>value shows errors in log</text:p>
          </table:table-cell>
        </table:table-row>
        <table:table-row table:style-name="ro1">
          <table:table-cell office:value-type="string">
            <text:p>2a5</text:p>
          </table:table-cell>
          <table:table-cell office:value-type="string">
            <text:p>vibration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DI send data to HDI</text:p>
          </table:table-cell>
          <table:table-cell office:value-type="string">
            <text:p>SDI_state</text:p>
          </table:table-cell>
          <table:table-cell table:style-name="ce1" office:value-type="string">
            <text:p>PARTIAL</text:p>
          </table:table-cell>
          <table:table-cell office:value-type="string">
            <text:p>SDI_talker-2-stdout.log not desired name</text:p>
          </table:table-cell>
        </table:table-row>
        <table:table-row table:style-name="ro1">
          <table:table-cell office:value-type="string">
            <text:p>3a1</text:p>
          </table:table-cell>
          <table:table-cell office:value-type="string">
            <text:p>Wheel position</text:p>
          </table:table-cell>
          <table:table-cell office:value-type="string">
            <text:p>SDI_state</text:p>
          </table:table-cell>
          <table:table-cell table:style-name="ce1" office:value-type="string">
            <text:p>PARTIAL</text:p>
          </table:table-cell>
          <table:table-cell office:value-type="string">
            <text:p>not well formatted, value doesn't show up</text:p>
          </table:table-cell>
        </table:table-row>
        <table:table-row table:style-name="ro1">
          <table:table-cell office:value-type="string">
            <text:p>3a2</text:p>
          </table:table-cell>
          <table:table-cell office:value-type="string">
            <text:p>wheel force</text:p>
          </table:table-cell>
          <table:table-cell office:value-type="string">
            <text:p>SDI_state</text:p>
          </table:table-cell>
          <table:table-cell table:style-name="ce2" office:value-type="string">
            <text:p>PARTIAL</text:p>
          </table:table-cell>
          <table:table-cell office:value-type="string">
            <text:p>values are too low, need to add multiplier</text:p>
          </table:table-cell>
        </table:table-row>
        <table:table-row table:style-name="ro1">
          <table:table-cell office:value-type="string">
            <text:p>3a3</text:p>
          </table:table-cell>
          <table:table-cell office:value-type="string">
            <text:p>vibration</text:p>
          </table:table-cell>
          <table:table-cell office:value-type="string">
            <text:p>SDI_state</text:p>
          </table:table-cell>
          <table:table-cell table:style-name="ce3" office:value-type="string">
            <text:p>PARTIAL</text:p>
          </table:table-cell>
          <table:table-cell office:value-type="string">
            <text:p>1.0 when key is on, 0.0 when key is off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og data to HDI</text:p>
          </table:table-cell>
          <table:table-cell office:value-type="string">
            <text:p>SDI_state</text:p>
          </table:table-cell>
          <table:table-cell table:style-name="ce1" office:value-type="string">
            <text:p>PARTIAL</text:p>
          </table:table-cell>
          <table:table-cell/>
        </table:table-row>
        <table:table-row table:style-name="ro1">
          <table:table-cell office:value-type="string">
            <text:p>4a1</text:p>
          </table:table-cell>
          <table:table-cell office:value-type="string">
            <text:p>Wheel position</text:p>
          </table:table-cell>
          <table:table-cell office:value-type="string">
            <text:p>SDI_state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4a2</text:p>
          </table:table-cell>
          <table:table-cell office:value-type="string">
            <text:p>wheel force</text:p>
          </table:table-cell>
          <table:table-cell office:value-type="string">
            <text:p>SDI_state</text:p>
          </table:table-cell>
          <table:table-cell table:style-name="ce4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4a3</text:p>
          </table:table-cell>
          <table:table-cell office:value-type="string">
            <text:p>vibration</text:p>
          </table:table-cell>
          <table:table-cell office:value-type="string">
            <text:p>SDI_state</text:p>
          </table:table-cell>
          <table:table-cell table:style-name="ce5" office:value-type="string">
            <text:p>COMPLETE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update state of vehicle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5a1</text:p>
          </table:table-cell>
          <table:table-cell office:value-type="string">
            <text:p>hand wheel position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5a2</text:p>
          </table:table-cell>
          <table:table-cell office:value-type="string">
            <text:p>gas pedal position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5a3</text:p>
          </table:table-cell>
          <table:table-cell office:value-type="string">
            <text:p>brake pedal position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5a4</text:p>
          </table:table-cell>
          <table:table-cell office:value-type="string">
            <text:p>vehicle direction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5a5</text:p>
          </table:table-cell>
          <table:table-cell office:value-type="string">
            <text:p>hand brake position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5a6</text:p>
          </table:table-cell>
          <table:table-cell office:value-type="string">
            <text:p>key state</text:p>
          </table:table-cell>
          <table:table-cell office:value-type="string">
            <text:p>SDI_cmd</text:p>
          </table:table-cell>
          <table:table-cell table:style-name="ce1" office:value-type="string">
            <text:p>COMPLETE</text:p>
          </table:table-cell>
          <table:table-cell office:value-type="string">
            <text:p>only sent when changed from 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og sim update cmds</text:p>
          </table:table-cell>
          <table:table-cell office:value-type="string">
            <text:p>SDI_cmd</text:p>
          </table:table-cell>
          <table:table-cell table:style-name="ce6" office:value-type="string">
            <text:p>PARTIAL</text:p>
          </table:table-cell>
          <table:table-cell/>
        </table:table-row>
        <table:table-row table:style-name="ro1">
          <table:table-cell office:value-type="string">
            <text:p>6a1</text:p>
          </table:table-cell>
          <table:table-cell office:value-type="string">
            <text:p>hand wheel position</text:p>
          </table:table-cell>
          <table:table-cell office:value-type="string">
            <text:p>SDI_cmd</text:p>
          </table:table-cell>
          <table:table-cell table:style-name="ce7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6a2</text:p>
          </table:table-cell>
          <table:table-cell office:value-type="string">
            <text:p>gas pedal position</text:p>
          </table:table-cell>
          <table:table-cell office:value-type="string">
            <text:p>SDI_cmd</text:p>
          </table:table-cell>
          <table:table-cell table:style-name="ce8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6a3</text:p>
          </table:table-cell>
          <table:table-cell office:value-type="string">
            <text:p>brake pedal position</text:p>
          </table:table-cell>
          <table:table-cell office:value-type="string">
            <text:p>SDI_cmd</text:p>
          </table:table-cell>
          <table:table-cell table:style-name="ce9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6a4</text:p>
          </table:table-cell>
          <table:table-cell office:value-type="string">
            <text:p>vehicle direction</text:p>
          </table:table-cell>
          <table:table-cell office:value-type="string">
            <text:p>SDI_cmd</text:p>
          </table:table-cell>
          <table:table-cell table:style-name="ce10" office:value-type="string">
            <text:p>PARTIAL</text:p>
          </table:table-cell>
          <table:table-cell office:value-type="string">
            <text:p>not well formatted, value doesn't show up</text:p>
          </table:table-cell>
        </table:table-row>
        <table:table-row table:style-name="ro1">
          <table:table-cell office:value-type="string">
            <text:p>6a5</text:p>
          </table:table-cell>
          <table:table-cell office:value-type="string">
            <text:p>hand brake position</text:p>
          </table:table-cell>
          <table:table-cell office:value-type="string">
            <text:p>SDI_cmd</text:p>
          </table:table-cell>
          <table:table-cell table:style-name="ce1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6a6</text:p>
          </table:table-cell>
          <table:table-cell office:value-type="string">
            <text:p>key state</text:p>
          </table:table-cell>
          <table:table-cell office:value-type="string">
            <text:p>SDI_cmd</text:p>
          </table:table-cell>
          <table:table-cell table:style-name="ce12" office:value-type="string">
            <text:p>PARTIAL</text:p>
          </table:table-cell>
          <table:table-cell office:value-type="string">
            <text:p>not well formatted, value doesn't show up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get vehicle state</text:p>
          </table:table-cell>
          <table:table-cell office:value-type="string">
            <text:p>SDI_state</text:p>
          </table:table-cell>
          <table:table-cell table:style-name="ce1" office:value-type="string">
            <text:p>PARTIAL</text:p>
          </table:table-cell>
          <table:table-cell/>
        </table:table-row>
        <table:table-row table:style-name="ro1">
          <table:table-cell office:value-type="string">
            <text:p>7a1</text:p>
          </table:table-cell>
          <table:table-cell office:value-type="string">
            <text:p>hand wheel position</text:p>
          </table:table-cell>
          <table:table-cell office:value-type="string">
            <text:p>SDI_state</text:p>
          </table:table-cell>
          <table:table-cell table:style-name="ce1" office:value-type="string">
            <text:p>COMPLETE</text:p>
          </table:table-cell>
          <table:table-cell office:value-type="string">
            <text:p>set up subscriber</text:p>
          </table:table-cell>
        </table:table-row>
        <table:table-row table:style-name="ro1">
          <table:table-cell office:value-type="string">
            <text:p>7a2</text:p>
          </table:table-cell>
          <table:table-cell office:value-type="string">
            <text:p>hand wheel force</text:p>
          </table:table-cell>
          <table:table-cell office:value-type="string">
            <text:p>SDI_state</text:p>
          </table:table-cell>
          <table:table-cell table:style-name="ce13" office:value-type="string">
            <text:p>PARTIAL</text:p>
          </table:table-cell>
          <table:table-cell office:value-type="string">
            <text:p>calculated from linear and angular velocity + wheel angle; not finalized</text:p>
          </table:table-cell>
        </table:table-row>
        <table:table-row table:style-name="ro1">
          <table:table-cell office:value-type="string">
            <text:p>7a3</text:p>
          </table:table-cell>
          <table:table-cell office:value-type="string">
            <text:p>vibration</text:p>
          </table:table-cell>
          <table:table-cell office:value-type="string">
            <text:p>SDI_state</text:p>
          </table:table-cell>
          <table:table-cell table:style-name="ce1" office:value-type="string">
            <text:p>PARTIAL</text:p>
          </table:table-cell>
          <table:table-cell office:value-type="string">
            <text:p>retrieves key state and uses that to determine key value</text:p>
          </table:table-cell>
        </table:table-row>
        <table:table-row table:style-name="ro1">
          <table:table-cell office:value-type="string">
            <text:p>7a4</text:p>
          </table:table-cell>
          <table:table-cell office:value-type="string">
            <text:p>vehicle speed</text:p>
          </table:table-cell>
          <table:table-cell office:value-type="string">
            <text:p>SDI_state</text:p>
          </table:table-cell>
          <table:table-cell table:style-name="ce14" office:value-type="string">
            <text:p>PARTIAL</text:p>
          </table:table-cell>
          <table:table-cell office:value-type="string">
            <text:p>subscribe to /ground_truth_odom and extract linear and angular veloci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log vehicle state</text:p>
          </table:table-cell>
          <table:table-cell office:value-type="string">
            <text:p>SDI_state</text:p>
          </table:table-cell>
          <table:table-cell table:style-name="ce1" office:value-type="string">
            <text:p>PARTIAL</text:p>
          </table:table-cell>
          <table:table-cell/>
        </table:table-row>
        <table:table-row table:style-name="ro1">
          <table:table-cell office:value-type="string">
            <text:p>8a1</text:p>
          </table:table-cell>
          <table:table-cell office:value-type="string">
            <text:p>hand wheel position</text:p>
          </table:table-cell>
          <table:table-cell office:value-type="string">
            <text:p>SDI_state</text:p>
          </table:table-cell>
          <table:table-cell table:style-name="ce1" office:value-type="string">
            <text:p>COMPLETE</text:p>
          </table:table-cell>
          <table:table-cell/>
        </table:table-row>
        <table:table-row table:style-name="ro1">
          <table:table-cell office:value-type="string">
            <text:p>8a2</text:p>
          </table:table-cell>
          <table:table-cell office:value-type="string">
            <text:p>hand wheel force</text:p>
          </table:table-cell>
          <table:table-cell office:value-type="string">
            <text:p>SDI_state</text:p>
          </table:table-cell>
          <table:table-cell table:style-name="ce1" office:value-type="string">
            <text:p>PARTIAL</text:p>
          </table:table-cell>
          <table:table-cell office:value-type="string">
            <text:p>calculated from linear and angular velocity + wheel angle; not finalized</text:p>
          </table:table-cell>
        </table:table-row>
        <table:table-row table:style-name="ro1">
          <table:table-cell office:value-type="string">
            <text:p>8a3</text:p>
          </table:table-cell>
          <table:table-cell office:value-type="string">
            <text:p>vibration</text:p>
          </table:table-cell>
          <table:table-cell office:value-type="string">
            <text:p>SDI_state</text:p>
          </table:table-cell>
          <table:table-cell table:style-name="ce1" office:value-type="string">
            <text:p>PARTIAL</text:p>
          </table:table-cell>
          <table:table-cell office:value-type="string">
            <text:p>determined by key value, both key and vibration logged, not well formatted, value doesn't show up</text:p>
          </table:table-cell>
        </table:table-row>
        <table:table-row table:style-name="ro1">
          <table:table-cell office:value-type="string">
            <text:p>8a4</text:p>
          </table:table-cell>
          <table:table-cell office:value-type="string">
            <text:p>vehicle speed</text:p>
          </table:table-cell>
          <table:table-cell office:value-type="string">
            <text:p>SDI_state</text:p>
          </table:table-cell>
          <table:table-cell table:style-name="ce15" office:value-type="string">
            <text:p>PARTIAL</text:p>
          </table:table-cell>
          <table:table-cell office:value-type="string">
            <text:p>logging atlas position and velocity</text:p>
          </table:table-cell>
        </table:table-row>
        <table:table-row table:style-name="ro2">
          <table:table-cell table:number-columns-repeated="3"/>
          <table:table-cell table:style-name="ce1"/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nvironment can be specified by sdf</text:p>
          </table:table-cell>
          <table:table-cell/>
          <table:table-cell table:style-name="ce1" office:value-type="string">
            <text:p>NOT STARTED</text:p>
          </table:table-cell>
          <table:table-cell/>
        </table:table-row>
        <table:table-row table:style-name="ro1">
          <table:table-cell office:value-type="string">
            <text:p>9a</text:p>
          </table:table-cell>
          <table:table-cell office:value-type="string">
            <text:p>1+ terrain element location, orientation</text:p>
          </table:table-cell>
          <table:table-cell/>
          <table:table-cell table:style-name="ce1" office:value-type="string">
            <text:p>NOT STARTED</text:p>
          </table:table-cell>
          <table:table-cell/>
        </table:table-row>
        <table:table-row table:style-name="ro1">
          <table:table-cell office:value-type="string">
            <text:p>9b</text:p>
          </table:table-cell>
          <table:table-cell office:value-type="string">
            <text:p>location, orientation, mass of all obstacles</text:p>
          </table:table-cell>
          <table:table-cell/>
          <table:table-cell table:style-name="ce1" office:value-type="string">
            <text:p>NOT STARTED</text:p>
          </table:table-cell>
          <table:table-cell/>
        </table:table-row>
        <table:table-row table:style-name="ro1">
          <table:table-cell office:value-type="string">
            <text:p>9c</text:p>
          </table:table-cell>
          <table:table-cell office:value-type="string">
            <text:p>material must have frictional value</text:p>
          </table:table-cell>
          <table:table-cell/>
          <table:table-cell table:style-name="ce1" office:value-type="string">
            <text:p>NOT STARTED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ehicle can be specified by sdf</text:p>
          </table:table-cell>
          <table:table-cell/>
          <table:table-cell table:style-name="ce1" office:value-type="string">
            <text:p>NOT STARTED</text:p>
          </table:table-cell>
          <table:table-cell/>
        </table:table-row>
        <table:table-row table:style-name="ro1">
          <table:table-cell office:value-type="string">
            <text:p>10a</text:p>
          </table:table-cell>
          <table:table-cell office:value-type="string">
            <text:p>1+ wheel with material</text:p>
          </table:table-cell>
          <table:table-cell/>
          <table:table-cell table:style-name="ce1" office:value-type="string">
            <text:p>NOT STARTED</text:p>
          </table:table-cell>
          <table:table-cell/>
        </table:table-row>
        <table:table-row table:style-name="ro1">
          <table:table-cell office:value-type="string">
            <text:p>10b</text:p>
          </table:table-cell>
          <table:table-cell office:value-type="string">
            <text:p>Mass = sum of components</text:p>
          </table:table-cell>
          <table:table-cell/>
          <table:table-cell table:style-name="ce1" office:value-type="string">
            <text:p>NOT STARTED</text:p>
          </table:table-cell>
          <table:table-cell/>
        </table:table-row>
        <table:table-row table:style-name="ro2">
          <table:table-cell table:number-columns-repeated="3"/>
          <table:table-cell table:style-name="ce1"/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enerate environment w/o user config</text:p>
          </table:table-cell>
          <table:table-cell/>
          <table:table-cell table:style-name="ce1" office:value-type="string">
            <text:p>PARTIAL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llow user config</text:p>
          </table:table-cell>
          <table:table-cell/>
          <table:table-cell table:style-name="ce1" office:value-type="string">
            <text:p>PARTIAL</text:p>
          </table:table-cell>
          <table:table-cell office:value-type="string">
            <text:p>user input retrieved but not used</text:p>
          </table:table-cell>
        </table:table-row>
        <table:table-row table:style-name="ro1">
          <table:table-cell office:value-type="string">
            <text:p>12a</text:p>
          </table:table-cell>
          <table:table-cell office:value-type="string">
            <text:p>path length</text:p>
          </table:table-cell>
          <table:table-cell/>
          <table:table-cell table:style-name="ce16" office:value-type="string">
            <text:p>PARTIAL</text:p>
          </table:table-cell>
          <table:table-cell office:value-type="string">
            <text:p>user input retrieved but not used</text:p>
          </table:table-cell>
        </table:table-row>
        <table:table-row table:style-name="ro1">
          <table:table-cell office:value-type="string">
            <text:p>12b</text:p>
          </table:table-cell>
          <table:table-cell office:value-type="string">
            <text:p>terrain composition</text:p>
          </table:table-cell>
          <table:table-cell/>
          <table:table-cell table:style-name="ce17" office:value-type="string">
            <text:p>PARTIAL</text:p>
          </table:table-cell>
          <table:table-cell office:value-type="string">
            <text:p>user input retrieved but not used</text:p>
          </table:table-cell>
        </table:table-row>
        <table:table-row table:style-name="ro1">
          <table:table-cell office:value-type="string">
            <text:p>12c</text:p>
          </table:table-cell>
          <table:table-cell office:value-type="string">
            <text:p>Continuous / non-continuous</text:p>
          </table:table-cell>
          <table:table-cell/>
          <table:table-cell table:style-name="ce18" office:value-type="string">
            <text:p>PARTIAL</text:p>
          </table:table-cell>
          <table:table-cell office:value-type="string">
            <text:p>user input retrieved but not used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output sdf conforms to requirement 9</text:p>
          </table:table-cell>
          <table:table-cell/>
          <table:table-cell table:style-name="ce1" office:value-type="string">
            <text:p>NOT STARTED</text:p>
          </table:table-cell>
          <table:table-cell/>
        </table:table-row>
        <table:table-row table:style-name="ro2" table:number-rows-repeated="12">
          <table:table-cell table:number-columns-repeated="3"/>
          <table:table-cell table:style-name="ce1"/>
          <table:table-cell/>
        </table:table-row>
        <table:table-row table:style-name="ro2">
          <table:table-cell table:number-columns-repeated="2"/>
          <table:table-cell office:value-type="string">
            <text:p>gear</text:p>
          </table:table-cell>
          <table:table-cell table:style-name="ce1"/>
          <table:table-cell/>
        </table:table-row>
        <table:table-row table:style-name="ro2">
          <table:table-cell table:number-columns-repeated="2"/>
          <table:table-cell office:value-type="string">
            <text:p>vibration</text:p>
          </table:table-cell>
          <table:table-cell table:style-name="ce1"/>
          <table:table-cell/>
        </table:table-row>
        <table:table-row table:style-name="ro2">
          <table:table-cell table:number-columns-repeated="2"/>
          <table:table-cell office:value-type="string">
            <text:p>key</text:p>
          </table:table-cell>
          <table:table-cell table:style-name="ce1"/>
          <table:table-cell/>
        </table:table-row>
        <table:table-row table:style-name="ro2" table:number-rows-repeated="25">
          <table:table-cell table:number-columns-repeated="3"/>
          <table:table-cell table:style-name="ce1"/>
          <table:table-cell/>
        </table:table-row>
        <table:table-row table:style-name="ro2" table:number-rows-repeated="1048475">
          <table:table-cell table:number-columns-repeated="5"/>
        </table:table-row>
        <table:table-row table:style-name="ro2">
          <table:table-cell table:number-columns-repeated="5"/>
        </table:table-row>
        <calcext:conditional-formats>
          <calcext:conditional-format calcext:target-range-address="Reqs.D60:Reqs.D100 Reqs.D22:Reqs.D28 Reqs.D18:Reqs.D19 Reqs.D39:Reqs.D39 Reqs.D1:Reqs.D15 Reqs.D36:Reqs.D37 Reqs.D41:Reqs.D44 Reqs.D46:Reqs.D56">
            <calcext:condition calcext:apply-style-name="PARTIAL" calcext:value="=&quot;PARTIAL&quot;" calcext:base-cell-address="Reqs.C1"/>
            <calcext:condition calcext:apply-style-name="NOT STARTED" calcext:value="=&quot;NOT STARTED&quot;" calcext:base-cell-address="Reqs.C1"/>
            <calcext:condition calcext:apply-style-name="COMPLETE" calcext:value="=&quot;COMPLETE&quot;" calcext:base-cell-address="Reqs.C1"/>
          </calcext:conditional-format>
          <calcext:conditional-format calcext:target-range-address="Reqs.D30:Reqs.D30">
            <calcext:condition calcext:apply-style-name="PARTIAL" calcext:value="=&quot;PARTIAL&quot;" calcext:base-cell-address="Reqs.C1"/>
            <calcext:condition calcext:apply-style-name="NOT STARTED" calcext:value="=&quot;NOT STARTED&quot;" calcext:base-cell-address="Reqs.C1"/>
            <calcext:condition calcext:apply-style-name="COMPLETE" calcext:value="=&quot;COMPLETE&quot;" calcext:base-cell-address="Reqs.C1"/>
          </calcext:conditional-format>
          <calcext:conditional-format calcext:target-range-address="Reqs.D31:Reqs.D31">
            <calcext:condition calcext:apply-style-name="PARTIAL" calcext:value="=&quot;PARTIAL&quot;" calcext:base-cell-address="Reqs.C1"/>
            <calcext:condition calcext:apply-style-name="NOT STARTED" calcext:value="=&quot;NOT STARTED&quot;" calcext:base-cell-address="Reqs.C1"/>
            <calcext:condition calcext:apply-style-name="COMPLETE" calcext:value="=&quot;COMPLETE&quot;" calcext:base-cell-address="Reqs.C1"/>
          </calcext:conditional-format>
          <calcext:conditional-format calcext:target-range-address="Reqs.D32:Reqs.D32">
            <calcext:condition calcext:apply-style-name="PARTIAL" calcext:value="=&quot;PARTIAL&quot;" calcext:base-cell-address="Reqs.C1"/>
            <calcext:condition calcext:apply-style-name="NOT STARTED" calcext:value="=&quot;NOT STARTED&quot;" calcext:base-cell-address="Reqs.C1"/>
            <calcext:condition calcext:apply-style-name="COMPLETE" calcext:value="=&quot;COMPLETE&quot;" calcext:base-cell-address="Reqs.C1"/>
          </calcext:conditional-format>
          <calcext:conditional-format calcext:target-range-address="Reqs.D34:Reqs.D34">
            <calcext:condition calcext:apply-style-name="PARTIAL" calcext:value="=&quot;PARTIAL&quot;" calcext:base-cell-address="Reqs.C1"/>
            <calcext:condition calcext:apply-style-name="NOT STARTED" calcext:value="=&quot;NOT STARTED&quot;" calcext:base-cell-address="Reqs.C1"/>
            <calcext:condition calcext:apply-style-name="COMPLETE" calcext:value="=&quot;COMPLETE&quot;" calcext:base-cell-address="Reqs.C1"/>
          </calcext:conditional-format>
          <calcext:conditional-format calcext:target-range-address="Reqs.D33:Reqs.D33">
            <calcext:condition calcext:apply-style-name="PARTIAL" calcext:value="=&quot;PARTIAL&quot;" calcext:base-cell-address="Reqs.C1"/>
            <calcext:condition calcext:apply-style-name="NOT STARTED" calcext:value="=&quot;NOT STARTED&quot;" calcext:base-cell-address="Reqs.C1"/>
            <calcext:condition calcext:apply-style-name="COMPLETE" calcext:value="=&quot;COMPLETE&quot;" calcext:base-cell-address="Reqs.C1"/>
          </calcext:conditional-format>
          <calcext:conditional-format calcext:target-range-address="Reqs.D35:Reqs.D35">
            <calcext:condition calcext:apply-style-name="PARTIAL" calcext:value="=&quot;PARTIAL&quot;" calcext:base-cell-address="Reqs.C1"/>
            <calcext:condition calcext:apply-style-name="NOT STARTED" calcext:value="=&quot;NOT STARTED&quot;" calcext:base-cell-address="Reqs.C1"/>
            <calcext:condition calcext:apply-style-name="COMPLETE" calcext:value="=&quot;COMPLETE&quot;" calcext:base-cell-address="Reqs.C1"/>
          </calcext:conditional-format>
          <calcext:conditional-format calcext:target-range-address="Reqs.D29:Reqs.D29">
            <calcext:condition calcext:apply-style-name="PARTIAL" calcext:value="=&quot;PARTIAL&quot;" calcext:base-cell-address="Reqs.C1"/>
            <calcext:condition calcext:apply-style-name="NOT STARTED" calcext:value="=&quot;NOT STARTED&quot;" calcext:base-cell-address="Reqs.C1"/>
            <calcext:condition calcext:apply-style-name="COMPLETE" calcext:value="=&quot;COMPLETE&quot;" calcext:base-cell-address="Reqs.C1"/>
          </calcext:conditional-format>
          <calcext:conditional-format calcext:target-range-address="Reqs.D20:Reqs.D20">
            <calcext:condition calcext:apply-style-name="PARTIAL" calcext:value="=&quot;PARTIAL&quot;" calcext:base-cell-address="Reqs.C1"/>
            <calcext:condition calcext:apply-style-name="NOT STARTED" calcext:value="=&quot;NOT STARTED&quot;" calcext:base-cell-address="Reqs.C1"/>
            <calcext:condition calcext:apply-style-name="COMPLETE" calcext:value="=&quot;COMPLETE&quot;" calcext:base-cell-address="Reqs.C1"/>
          </calcext:conditional-format>
          <calcext:conditional-format calcext:target-range-address="Reqs.D21:Reqs.D21">
            <calcext:condition calcext:apply-style-name="PARTIAL" calcext:value="=&quot;PARTIAL&quot;" calcext:base-cell-address="Reqs.C1"/>
            <calcext:condition calcext:apply-style-name="NOT STARTED" calcext:value="=&quot;NOT STARTED&quot;" calcext:base-cell-address="Reqs.C1"/>
            <calcext:condition calcext:apply-style-name="COMPLETE" calcext:value="=&quot;COMPLETE&quot;" calcext:base-cell-address="Reqs.C1"/>
          </calcext:conditional-format>
          <calcext:conditional-format calcext:target-range-address="Reqs.D40:Reqs.D40">
            <calcext:condition calcext:apply-style-name="PARTIAL" calcext:value="=&quot;PARTIAL&quot;" calcext:base-cell-address="Reqs.C1"/>
            <calcext:condition calcext:apply-style-name="NOT STARTED" calcext:value="=&quot;NOT STARTED&quot;" calcext:base-cell-address="Reqs.C1"/>
            <calcext:condition calcext:apply-style-name="COMPLETE" calcext:value="=&quot;COMPLETE&quot;" calcext:base-cell-address="Reqs.C1"/>
          </calcext:conditional-format>
          <calcext:conditional-format calcext:target-range-address="Reqs.D16:Reqs.D16">
            <calcext:condition calcext:apply-style-name="PARTIAL" calcext:value="=&quot;PARTIAL&quot;" calcext:base-cell-address="Reqs.C1"/>
            <calcext:condition calcext:apply-style-name="NOT STARTED" calcext:value="=&quot;NOT STARTED&quot;" calcext:base-cell-address="Reqs.C1"/>
            <calcext:condition calcext:apply-style-name="COMPLETE" calcext:value="=&quot;COMPLETE&quot;" calcext:base-cell-address="Reqs.C1"/>
          </calcext:conditional-format>
          <calcext:conditional-format calcext:target-range-address="Reqs.D17:Reqs.D17">
            <calcext:condition calcext:apply-style-name="PARTIAL" calcext:value="=&quot;PARTIAL&quot;" calcext:base-cell-address="Reqs.C1"/>
            <calcext:condition calcext:apply-style-name="NOT STARTED" calcext:value="=&quot;NOT STARTED&quot;" calcext:base-cell-address="Reqs.C1"/>
            <calcext:condition calcext:apply-style-name="COMPLETE" calcext:value="=&quot;COMPLETE&quot;" calcext:base-cell-address="Reqs.C1"/>
          </calcext:conditional-format>
          <calcext:conditional-format calcext:target-range-address="Reqs.D38:Reqs.D38">
            <calcext:condition calcext:apply-style-name="PARTIAL" calcext:value="=&quot;PARTIAL&quot;" calcext:base-cell-address="Reqs.C1"/>
            <calcext:condition calcext:apply-style-name="NOT STARTED" calcext:value="=&quot;NOT STARTED&quot;" calcext:base-cell-address="Reqs.C1"/>
            <calcext:condition calcext:apply-style-name="COMPLETE" calcext:value="=&quot;COMPLETE&quot;" calcext:base-cell-address="Reqs.C1"/>
          </calcext:conditional-format>
          <calcext:conditional-format calcext:target-range-address="Reqs.D45:Reqs.D45">
            <calcext:condition calcext:apply-style-name="PARTIAL" calcext:value="=&quot;PARTIAL&quot;" calcext:base-cell-address="Reqs.C1"/>
            <calcext:condition calcext:apply-style-name="NOT STARTED" calcext:value="=&quot;NOT STARTED&quot;" calcext:base-cell-address="Reqs.C1"/>
            <calcext:condition calcext:apply-style-name="COMPLETE" calcext:value="=&quot;COMPLETE&quot;" calcext:base-cell-address="Reqs.C1"/>
          </calcext:conditional-format>
          <calcext:conditional-format calcext:target-range-address="Reqs.D57:Reqs.D57">
            <calcext:condition calcext:apply-style-name="PARTIAL" calcext:value="=&quot;PARTIAL&quot;" calcext:base-cell-address="Reqs.C1"/>
            <calcext:condition calcext:apply-style-name="NOT STARTED" calcext:value="=&quot;NOT STARTED&quot;" calcext:base-cell-address="Reqs.C1"/>
            <calcext:condition calcext:apply-style-name="COMPLETE" calcext:value="=&quot;COMPLETE&quot;" calcext:base-cell-address="Reqs.C1"/>
          </calcext:conditional-format>
          <calcext:conditional-format calcext:target-range-address="Reqs.D58:Reqs.D58">
            <calcext:condition calcext:apply-style-name="PARTIAL" calcext:value="=&quot;PARTIAL&quot;" calcext:base-cell-address="Reqs.C1"/>
            <calcext:condition calcext:apply-style-name="NOT STARTED" calcext:value="=&quot;NOT STARTED&quot;" calcext:base-cell-address="Reqs.C1"/>
            <calcext:condition calcext:apply-style-name="COMPLETE" calcext:value="=&quot;COMPLETE&quot;" calcext:base-cell-address="Reqs.C1"/>
          </calcext:conditional-format>
          <calcext:conditional-format calcext:target-range-address="Reqs.D59:Reqs.D59">
            <calcext:condition calcext:apply-style-name="PARTIAL" calcext:value="=&quot;PARTIAL&quot;" calcext:base-cell-address="Reqs.C1"/>
            <calcext:condition calcext:apply-style-name="NOT STARTED" calcext:value="=&quot;NOT STARTED&quot;" calcext:base-cell-address="Reqs.C1"/>
            <calcext:condition calcext:apply-style-name="COMPLETE" calcext:value="=&quot;COMPLETE&quot;" calcext:base-cell-address="Reqs.C1"/>
          </calcext:conditional-format>
        </calcext:conditional-formats>
      </table:table>
      <table:table table:name="Tasks" table:style-name="ta1">
        <table:table-column table:style-name="co5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Create model plugin to get vehicle speed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Test SDI with HDI on pi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Work on AEG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ork on Config</text:p>
          </table:table-cell>
        </table:table-row>
      </table:table>
      <table:table table:name="Sheet3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row table:style-name="ro2">
          <table:table-cell office:value-type="string">
            <text:p>Name</text:p>
          </table:table-cell>
          <table:table-cell office:value-type="string">
            <text:p>SHAPE</text:p>
          </table:table-cell>
          <table:table-cell office:value-type="string">
            <text:p>Color</text:p>
          </table:table-cell>
          <table:table-cell office:value-type="string">
            <text:p>Dimensions</text:p>
          </table:table-cell>
          <table:table-cell table:formula="of:=[.A1]&amp;&quot;,&quot;&amp;[.B1]&amp;&quot;,&quot;&amp;[.C1]&amp;&quot;,&quot;&amp;[.D1]" office:value-type="string" office:string-value="Name,SHAPE,Color,Dimensions">
            <text:p>Name,SHAPE,Color,Dimensions</text:p>
          </table:table-cell>
        </table:table-row>
        <table:table-row table:style-name="ro2">
          <table:table-cell office:value-type="string">
            <text:p>RED_TRIANGLE</text:p>
          </table:table-cell>
          <table:table-cell office:value-type="string">
            <text:p>TRIANGLE</text:p>
          </table:table-cell>
          <table:table-cell office:value-type="string">
            <text:p>RED</text:p>
          </table:table-cell>
          <table:table-cell office:value-type="string">
            <text:p>{1,1,1}</text:p>
          </table:table-cell>
          <table:table-cell table:formula="of:=[.A2]&amp;&quot;,&quot;&amp;[.B2]&amp;&quot;,&quot;&amp;[.C2]&amp;&quot;,&quot;&amp;[.D2]" office:value-type="string" office:string-value="RED_TRIANGLE,TRIANGLE,RED,{1,1,1}">
            <text:p>RED_TRIANGLE,TRIANGLE,RED,{1,1,1}</text:p>
          </table:table-cell>
        </table:table-row>
        <table:table-row table:style-name="ro2">
          <table:table-cell office:value-type="string">
            <text:p>ORANGE_TRIANGLE</text:p>
          </table:table-cell>
          <table:table-cell office:value-type="string">
            <text:p>TRIANGLE</text:p>
          </table:table-cell>
          <table:table-cell office:value-type="string">
            <text:p>ORANGE</text:p>
          </table:table-cell>
          <table:table-cell office:value-type="string">
            <text:p>{1,1,1}</text:p>
          </table:table-cell>
          <table:table-cell table:formula="of:=[.A3]&amp;&quot;,&quot;&amp;[.B3]&amp;&quot;,&quot;&amp;[.C3]&amp;&quot;,&quot;&amp;[.D3]" office:value-type="string" office:string-value="ORANGE_TRIANGLE,TRIANGLE,ORANGE,{1,1,1}">
            <text:p>ORANGE_TRIANGLE,TRIANGLE,ORANGE,{1,1,1}</text:p>
          </table:table-cell>
        </table:table-row>
        <table:table-row table:style-name="ro2">
          <table:table-cell office:value-type="string">
            <text:p>YELLOW_TRIANGLE</text:p>
          </table:table-cell>
          <table:table-cell office:value-type="string">
            <text:p>TRIANGLE</text:p>
          </table:table-cell>
          <table:table-cell office:value-type="string">
            <text:p>YELLOW</text:p>
          </table:table-cell>
          <table:table-cell office:value-type="string">
            <text:p>{1,1,1}</text:p>
          </table:table-cell>
          <table:table-cell table:formula="of:=[.A4]&amp;&quot;,&quot;&amp;[.B4]&amp;&quot;,&quot;&amp;[.C4]&amp;&quot;,&quot;&amp;[.D4]" office:value-type="string" office:string-value="YELLOW_TRIANGLE,TRIANGLE,YELLOW,{1,1,1}">
            <text:p>YELLOW_TRIANGLE,TRIANGLE,YELLOW,{1,1,1}</text:p>
          </table:table-cell>
        </table:table-row>
        <table:table-row table:style-name="ro2">
          <table:table-cell office:value-type="string">
            <text:p>CHARTEUSE_GREEN_TRIANGLE</text:p>
          </table:table-cell>
          <table:table-cell office:value-type="string">
            <text:p>TRIANGLE</text:p>
          </table:table-cell>
          <table:table-cell office:value-type="string">
            <text:p>CHARTEUSE_GREEN</text:p>
          </table:table-cell>
          <table:table-cell office:value-type="string">
            <text:p>{1,1,1}</text:p>
          </table:table-cell>
          <table:table-cell table:formula="of:=[.A5]&amp;&quot;,&quot;&amp;[.B5]&amp;&quot;,&quot;&amp;[.C5]&amp;&quot;,&quot;&amp;[.D5]" office:value-type="string" office:string-value="CHARTEUSE_GREEN_TRIANGLE,TRIANGLE,CHARTEUSE_GREEN,{1,1,1}">
            <text:p>CHARTEUSE_GREEN_TRIANGLE,TRIANGLE,CHARTEUSE_GREEN,{1,1,1}</text:p>
          </table:table-cell>
        </table:table-row>
        <table:table-row table:style-name="ro2">
          <table:table-cell office:value-type="string">
            <text:p>GREEN_TRIANGLE</text:p>
          </table:table-cell>
          <table:table-cell office:value-type="string">
            <text:p>TRIANGLE</text:p>
          </table:table-cell>
          <table:table-cell office:value-type="string">
            <text:p>GREEN</text:p>
          </table:table-cell>
          <table:table-cell office:value-type="string">
            <text:p>{1,1,1}</text:p>
          </table:table-cell>
          <table:table-cell table:formula="of:=[.A6]&amp;&quot;,&quot;&amp;[.B6]&amp;&quot;,&quot;&amp;[.C6]&amp;&quot;,&quot;&amp;[.D6]" office:value-type="string" office:string-value="GREEN_TRIANGLE,TRIANGLE,GREEN,{1,1,1}">
            <text:p>GREEN_TRIANGLE,TRIANGLE,GREEN,{1,1,1}</text:p>
          </table:table-cell>
        </table:table-row>
        <table:table-row table:style-name="ro2">
          <table:table-cell office:value-type="string">
            <text:p>SPRING_GREEN_TRIANGLE</text:p>
          </table:table-cell>
          <table:table-cell office:value-type="string">
            <text:p>TRIANGLE</text:p>
          </table:table-cell>
          <table:table-cell office:value-type="string">
            <text:p>SPRING_GREEN</text:p>
          </table:table-cell>
          <table:table-cell office:value-type="string">
            <text:p>{1,1,1}</text:p>
          </table:table-cell>
          <table:table-cell table:formula="of:=[.A7]&amp;&quot;,&quot;&amp;[.B7]&amp;&quot;,&quot;&amp;[.C7]&amp;&quot;,&quot;&amp;[.D7]" office:value-type="string" office:string-value="SPRING_GREEN_TRIANGLE,TRIANGLE,SPRING_GREEN,{1,1,1}">
            <text:p>SPRING_GREEN_TRIANGLE,TRIANGLE,SPRING_GREEN,{1,1,1}</text:p>
          </table:table-cell>
        </table:table-row>
        <table:table-row table:style-name="ro2">
          <table:table-cell office:value-type="string">
            <text:p>CYAN_TRIANGLE</text:p>
          </table:table-cell>
          <table:table-cell office:value-type="string">
            <text:p>TRIANGLE</text:p>
          </table:table-cell>
          <table:table-cell office:value-type="string">
            <text:p>CYAN</text:p>
          </table:table-cell>
          <table:table-cell office:value-type="string">
            <text:p>{1,1,1}</text:p>
          </table:table-cell>
          <table:table-cell table:formula="of:=[.A8]&amp;&quot;,&quot;&amp;[.B8]&amp;&quot;,&quot;&amp;[.C8]&amp;&quot;,&quot;&amp;[.D8]" office:value-type="string" office:string-value="CYAN_TRIANGLE,TRIANGLE,CYAN,{1,1,1}">
            <text:p>CYAN_TRIANGLE,TRIANGLE,CYAN,{1,1,1}</text:p>
          </table:table-cell>
        </table:table-row>
        <table:table-row table:style-name="ro2">
          <table:table-cell office:value-type="string">
            <text:p>AZURE_TRIANGLE</text:p>
          </table:table-cell>
          <table:table-cell office:value-type="string">
            <text:p>TRIANGLE</text:p>
          </table:table-cell>
          <table:table-cell office:value-type="string">
            <text:p>AZURE</text:p>
          </table:table-cell>
          <table:table-cell office:value-type="string">
            <text:p>{1,1,1}</text:p>
          </table:table-cell>
          <table:table-cell table:formula="of:=[.A9]&amp;&quot;,&quot;&amp;[.B9]&amp;&quot;,&quot;&amp;[.C9]&amp;&quot;,&quot;&amp;[.D9]" office:value-type="string" office:string-value="AZURE_TRIANGLE,TRIANGLE,AZURE,{1,1,1}">
            <text:p>AZURE_TRIANGLE,TRIANGLE,AZURE,{1,1,1}</text:p>
          </table:table-cell>
        </table:table-row>
        <table:table-row table:style-name="ro2">
          <table:table-cell office:value-type="string">
            <text:p>BLUE_TRIANGLE</text:p>
          </table:table-cell>
          <table:table-cell office:value-type="string">
            <text:p>TRIANGLE</text:p>
          </table:table-cell>
          <table:table-cell office:value-type="string">
            <text:p>BLUE</text:p>
          </table:table-cell>
          <table:table-cell office:value-type="string">
            <text:p>{1,1,1}</text:p>
          </table:table-cell>
          <table:table-cell table:formula="of:=[.A10]&amp;&quot;,&quot;&amp;[.B10]&amp;&quot;,&quot;&amp;[.C10]&amp;&quot;,&quot;&amp;[.D10]" office:value-type="string" office:string-value="BLUE_TRIANGLE,TRIANGLE,BLUE,{1,1,1}">
            <text:p>BLUE_TRIANGLE,TRIANGLE,BLUE,{1,1,1}</text:p>
          </table:table-cell>
        </table:table-row>
        <table:table-row table:style-name="ro2">
          <table:table-cell office:value-type="string">
            <text:p>VIOLET_TRIANGLE</text:p>
          </table:table-cell>
          <table:table-cell office:value-type="string">
            <text:p>TRIANGLE</text:p>
          </table:table-cell>
          <table:table-cell office:value-type="string">
            <text:p>VIOLET</text:p>
          </table:table-cell>
          <table:table-cell office:value-type="string">
            <text:p>{1,1,1}</text:p>
          </table:table-cell>
          <table:table-cell table:formula="of:=[.A11]&amp;&quot;,&quot;&amp;[.B11]&amp;&quot;,&quot;&amp;[.C11]&amp;&quot;,&quot;&amp;[.D11]" office:value-type="string" office:string-value="VIOLET_TRIANGLE,TRIANGLE,VIOLET,{1,1,1}">
            <text:p>VIOLET_TRIANGLE,TRIANGLE,VIOLET,{1,1,1}</text:p>
          </table:table-cell>
        </table:table-row>
        <table:table-row table:style-name="ro2">
          <table:table-cell office:value-type="string">
            <text:p>MAGENTA_TRIANGLE</text:p>
          </table:table-cell>
          <table:table-cell office:value-type="string">
            <text:p>TRIANGLE</text:p>
          </table:table-cell>
          <table:table-cell office:value-type="string">
            <text:p>MAGENTA</text:p>
          </table:table-cell>
          <table:table-cell office:value-type="string">
            <text:p>{1,1,1}</text:p>
          </table:table-cell>
          <table:table-cell table:formula="of:=[.A12]&amp;&quot;,&quot;&amp;[.B12]&amp;&quot;,&quot;&amp;[.C12]&amp;&quot;,&quot;&amp;[.D12]" office:value-type="string" office:string-value="MAGENTA_TRIANGLE,TRIANGLE,MAGENTA,{1,1,1}">
            <text:p>MAGENTA_TRIANGLE,TRIANGLE,MAGENTA,{1,1,1}</text:p>
          </table:table-cell>
        </table:table-row>
        <table:table-row table:style-name="ro2">
          <table:table-cell office:value-type="string">
            <text:p>ROSE_TRIANGLE</text:p>
          </table:table-cell>
          <table:table-cell office:value-type="string">
            <text:p>TRIANGLE</text:p>
          </table:table-cell>
          <table:table-cell office:value-type="string">
            <text:p>ROSE</text:p>
          </table:table-cell>
          <table:table-cell office:value-type="string">
            <text:p>{1,1,1}</text:p>
          </table:table-cell>
          <table:table-cell table:formula="of:=[.A13]&amp;&quot;,&quot;&amp;[.B13]&amp;&quot;,&quot;&amp;[.C13]&amp;&quot;,&quot;&amp;[.D13]" office:value-type="string" office:string-value="ROSE_TRIANGLE,TRIANGLE,ROSE,{1,1,1}">
            <text:p>ROSE_TRIANGLE,TRIANGLE,ROSE,{1,1,1}</text:p>
          </table:table-cell>
        </table:table-row>
        <table:table-row table:style-name="ro2">
          <table:table-cell office:value-type="string">
            <text:p>RED_QUADRILATERAL</text:p>
          </table:table-cell>
          <table:table-cell office:value-type="string">
            <text:p>QUADRILATERAL</text:p>
          </table:table-cell>
          <table:table-cell office:value-type="string">
            <text:p>RED</text:p>
          </table:table-cell>
          <table:table-cell office:value-type="string">
            <text:p>{1,1,1,1}</text:p>
          </table:table-cell>
          <table:table-cell table:formula="of:=[.A14]&amp;&quot;,&quot;&amp;[.B14]&amp;&quot;,&quot;&amp;[.C14]&amp;&quot;,&quot;&amp;[.D14]" office:value-type="string" office:string-value="RED_QUADRILATERAL,QUADRILATERAL,RED,{1,1,1,1}">
            <text:p>RED_QUADRILATERAL,QUADRILATERAL,RED,{1,1,1,1}</text:p>
          </table:table-cell>
        </table:table-row>
        <table:table-row table:style-name="ro2">
          <table:table-cell office:value-type="string">
            <text:p>ORANGE_QUADRILATERAL</text:p>
          </table:table-cell>
          <table:table-cell office:value-type="string">
            <text:p>QUADRILATERAL</text:p>
          </table:table-cell>
          <table:table-cell office:value-type="string">
            <text:p>ORANGE</text:p>
          </table:table-cell>
          <table:table-cell office:value-type="string">
            <text:p>{1,1,1,1}</text:p>
          </table:table-cell>
          <table:table-cell table:formula="of:=[.A15]&amp;&quot;,&quot;&amp;[.B15]&amp;&quot;,&quot;&amp;[.C15]&amp;&quot;,&quot;&amp;[.D15]" office:value-type="string" office:string-value="ORANGE_QUADRILATERAL,QUADRILATERAL,ORANGE,{1,1,1,1}">
            <text:p>ORANGE_QUADRILATERAL,QUADRILATERAL,ORANGE,{1,1,1,1}</text:p>
          </table:table-cell>
        </table:table-row>
        <table:table-row table:style-name="ro2">
          <table:table-cell office:value-type="string">
            <text:p>YELLOW_QUADRILATERAL</text:p>
          </table:table-cell>
          <table:table-cell office:value-type="string">
            <text:p>QUADRILATERAL</text:p>
          </table:table-cell>
          <table:table-cell office:value-type="string">
            <text:p>YELLOW</text:p>
          </table:table-cell>
          <table:table-cell office:value-type="string">
            <text:p>{1,1,1,1}</text:p>
          </table:table-cell>
          <table:table-cell table:formula="of:=[.A16]&amp;&quot;,&quot;&amp;[.B16]&amp;&quot;,&quot;&amp;[.C16]&amp;&quot;,&quot;&amp;[.D16]" office:value-type="string" office:string-value="YELLOW_QUADRILATERAL,QUADRILATERAL,YELLOW,{1,1,1,1}">
            <text:p>YELLOW_QUADRILATERAL,QUADRILATERAL,YELLOW,{1,1,1,1}</text:p>
          </table:table-cell>
        </table:table-row>
        <table:table-row table:style-name="ro2">
          <table:table-cell office:value-type="string">
            <text:p>CHARTEUSE_GREEN_QUADRILATERAL</text:p>
          </table:table-cell>
          <table:table-cell office:value-type="string">
            <text:p>QUADRILATERAL</text:p>
          </table:table-cell>
          <table:table-cell office:value-type="string">
            <text:p>CHARTEUSE_GREEN</text:p>
          </table:table-cell>
          <table:table-cell office:value-type="string">
            <text:p>{1,1,1,1}</text:p>
          </table:table-cell>
          <table:table-cell table:formula="of:=[.A17]&amp;&quot;,&quot;&amp;[.B17]&amp;&quot;,&quot;&amp;[.C17]&amp;&quot;,&quot;&amp;[.D17]" office:value-type="string" office:string-value="CHARTEUSE_GREEN_QUADRILATERAL,QUADRILATERAL,CHARTEUSE_GREEN,{1,1,1,1}">
            <text:p>CHARTEUSE_GREEN_QUADRILATERAL,QUADRILATERAL,CHARTEUSE_GREEN,{1,1,1,1}</text:p>
          </table:table-cell>
        </table:table-row>
        <table:table-row table:style-name="ro2">
          <table:table-cell office:value-type="string">
            <text:p>GREEN_QUADRILATERAL</text:p>
          </table:table-cell>
          <table:table-cell office:value-type="string">
            <text:p>QUADRILATERAL</text:p>
          </table:table-cell>
          <table:table-cell office:value-type="string">
            <text:p>GREEN</text:p>
          </table:table-cell>
          <table:table-cell office:value-type="string">
            <text:p>{1,1,1,1}</text:p>
          </table:table-cell>
          <table:table-cell table:formula="of:=[.A18]&amp;&quot;,&quot;&amp;[.B18]&amp;&quot;,&quot;&amp;[.C18]&amp;&quot;,&quot;&amp;[.D18]" office:value-type="string" office:string-value="GREEN_QUADRILATERAL,QUADRILATERAL,GREEN,{1,1,1,1}">
            <text:p>GREEN_QUADRILATERAL,QUADRILATERAL,GREEN,{1,1,1,1}</text:p>
          </table:table-cell>
        </table:table-row>
        <table:table-row table:style-name="ro2">
          <table:table-cell office:value-type="string">
            <text:p>SPRING_GREEN_QUADRILATERAL</text:p>
          </table:table-cell>
          <table:table-cell office:value-type="string">
            <text:p>QUADRILATERAL</text:p>
          </table:table-cell>
          <table:table-cell office:value-type="string">
            <text:p>SPRING_GREEN</text:p>
          </table:table-cell>
          <table:table-cell office:value-type="string">
            <text:p>{1,1,1,1}</text:p>
          </table:table-cell>
          <table:table-cell table:formula="of:=[.A19]&amp;&quot;,&quot;&amp;[.B19]&amp;&quot;,&quot;&amp;[.C19]&amp;&quot;,&quot;&amp;[.D19]" office:value-type="string" office:string-value="SPRING_GREEN_QUADRILATERAL,QUADRILATERAL,SPRING_GREEN,{1,1,1,1}">
            <text:p>SPRING_GREEN_QUADRILATERAL,QUADRILATERAL,SPRING_GREEN,{1,1,1,1}</text:p>
          </table:table-cell>
        </table:table-row>
        <table:table-row table:style-name="ro2">
          <table:table-cell office:value-type="string">
            <text:p>CYAN_QUADRILATERAL</text:p>
          </table:table-cell>
          <table:table-cell office:value-type="string">
            <text:p>QUADRILATERAL</text:p>
          </table:table-cell>
          <table:table-cell office:value-type="string">
            <text:p>CYAN</text:p>
          </table:table-cell>
          <table:table-cell office:value-type="string">
            <text:p>{1,1,1,1}</text:p>
          </table:table-cell>
          <table:table-cell table:formula="of:=[.A20]&amp;&quot;,&quot;&amp;[.B20]&amp;&quot;,&quot;&amp;[.C20]&amp;&quot;,&quot;&amp;[.D20]" office:value-type="string" office:string-value="CYAN_QUADRILATERAL,QUADRILATERAL,CYAN,{1,1,1,1}">
            <text:p>CYAN_QUADRILATERAL,QUADRILATERAL,CYAN,{1,1,1,1}</text:p>
          </table:table-cell>
        </table:table-row>
        <table:table-row table:style-name="ro2">
          <table:table-cell office:value-type="string">
            <text:p>AZURE_QUADRILATERAL</text:p>
          </table:table-cell>
          <table:table-cell office:value-type="string">
            <text:p>QUADRILATERAL</text:p>
          </table:table-cell>
          <table:table-cell office:value-type="string">
            <text:p>AZURE</text:p>
          </table:table-cell>
          <table:table-cell office:value-type="string">
            <text:p>{1,1,1,1}</text:p>
          </table:table-cell>
          <table:table-cell table:formula="of:=[.A21]&amp;&quot;,&quot;&amp;[.B21]&amp;&quot;,&quot;&amp;[.C21]&amp;&quot;,&quot;&amp;[.D21]" office:value-type="string" office:string-value="AZURE_QUADRILATERAL,QUADRILATERAL,AZURE,{1,1,1,1}">
            <text:p>AZURE_QUADRILATERAL,QUADRILATERAL,AZURE,{1,1,1,1}</text:p>
          </table:table-cell>
        </table:table-row>
        <table:table-row table:style-name="ro2">
          <table:table-cell office:value-type="string">
            <text:p>BLUE_QUADRILATERAL</text:p>
          </table:table-cell>
          <table:table-cell office:value-type="string">
            <text:p>QUADRILATERAL</text:p>
          </table:table-cell>
          <table:table-cell office:value-type="string">
            <text:p>BLUE</text:p>
          </table:table-cell>
          <table:table-cell office:value-type="string">
            <text:p>{1,1,1,1}</text:p>
          </table:table-cell>
          <table:table-cell table:formula="of:=[.A22]&amp;&quot;,&quot;&amp;[.B22]&amp;&quot;,&quot;&amp;[.C22]&amp;&quot;,&quot;&amp;[.D22]" office:value-type="string" office:string-value="BLUE_QUADRILATERAL,QUADRILATERAL,BLUE,{1,1,1,1}">
            <text:p>BLUE_QUADRILATERAL,QUADRILATERAL,BLUE,{1,1,1,1}</text:p>
          </table:table-cell>
        </table:table-row>
        <table:table-row table:style-name="ro2">
          <table:table-cell office:value-type="string">
            <text:p>VIOLET_QUADRILATERAL</text:p>
          </table:table-cell>
          <table:table-cell office:value-type="string">
            <text:p>QUADRILATERAL</text:p>
          </table:table-cell>
          <table:table-cell office:value-type="string">
            <text:p>VIOLET</text:p>
          </table:table-cell>
          <table:table-cell office:value-type="string">
            <text:p>{1,1,1,1}</text:p>
          </table:table-cell>
          <table:table-cell table:formula="of:=[.A23]&amp;&quot;,&quot;&amp;[.B23]&amp;&quot;,&quot;&amp;[.C23]&amp;&quot;,&quot;&amp;[.D23]" office:value-type="string" office:string-value="VIOLET_QUADRILATERAL,QUADRILATERAL,VIOLET,{1,1,1,1}">
            <text:p>VIOLET_QUADRILATERAL,QUADRILATERAL,VIOLET,{1,1,1,1}</text:p>
          </table:table-cell>
        </table:table-row>
        <table:table-row table:style-name="ro2">
          <table:table-cell office:value-type="string">
            <text:p>MAGENTA_QUADRILATERAL</text:p>
          </table:table-cell>
          <table:table-cell office:value-type="string">
            <text:p>QUADRILATERAL</text:p>
          </table:table-cell>
          <table:table-cell office:value-type="string">
            <text:p>MAGENTA</text:p>
          </table:table-cell>
          <table:table-cell office:value-type="string">
            <text:p>{1,1,1,1}</text:p>
          </table:table-cell>
          <table:table-cell table:formula="of:=[.A24]&amp;&quot;,&quot;&amp;[.B24]&amp;&quot;,&quot;&amp;[.C24]&amp;&quot;,&quot;&amp;[.D24]" office:value-type="string" office:string-value="MAGENTA_QUADRILATERAL,QUADRILATERAL,MAGENTA,{1,1,1,1}">
            <text:p>MAGENTA_QUADRILATERAL,QUADRILATERAL,MAGENTA,{1,1,1,1}</text:p>
          </table:table-cell>
        </table:table-row>
        <table:table-row table:style-name="ro2">
          <table:table-cell office:value-type="string">
            <text:p>ROSE_QUADRILATERAL</text:p>
          </table:table-cell>
          <table:table-cell office:value-type="string">
            <text:p>QUADRILATERAL</text:p>
          </table:table-cell>
          <table:table-cell office:value-type="string">
            <text:p>ROSE</text:p>
          </table:table-cell>
          <table:table-cell office:value-type="string">
            <text:p>{1,1,1,1}</text:p>
          </table:table-cell>
          <table:table-cell table:formula="of:=[.A25]&amp;&quot;,&quot;&amp;[.B25]&amp;&quot;,&quot;&amp;[.C25]&amp;&quot;,&quot;&amp;[.D25]" office:value-type="string" office:string-value="ROSE_QUADRILATERAL,QUADRILATERAL,ROSE,{1,1,1,1}">
            <text:p>ROSE_QUADRILATERAL,QUADRILATERAL,ROSE,{1,1,1,1}</text:p>
          </table:table-cell>
        </table:table-row>
        <table:table-row table:style-name="ro2">
          <table:table-cell office:value-type="string">
            <text:p>RED_PENTAGON</text:p>
          </table:table-cell>
          <table:table-cell office:value-type="string">
            <text:p>PENTAGON</text:p>
          </table:table-cell>
          <table:table-cell office:value-type="string">
            <text:p>RED</text:p>
          </table:table-cell>
          <table:table-cell office:value-type="string">
            <text:p>{1,1,1,1,1}</text:p>
          </table:table-cell>
          <table:table-cell table:formula="of:=[.A26]&amp;&quot;,&quot;&amp;[.B26]&amp;&quot;,&quot;&amp;[.C26]&amp;&quot;,&quot;&amp;[.D26]" office:value-type="string" office:string-value="RED_PENTAGON,PENTAGON,RED,{1,1,1,1,1}">
            <text:p>RED_PENTAGON,PENTAGON,RED,{1,1,1,1,1}</text:p>
          </table:table-cell>
        </table:table-row>
        <table:table-row table:style-name="ro2">
          <table:table-cell office:value-type="string">
            <text:p>ORANGE_PENTAGON</text:p>
          </table:table-cell>
          <table:table-cell office:value-type="string">
            <text:p>PENTAGON</text:p>
          </table:table-cell>
          <table:table-cell office:value-type="string">
            <text:p>ORANGE</text:p>
          </table:table-cell>
          <table:table-cell office:value-type="string">
            <text:p>{1,1,1,1,1}</text:p>
          </table:table-cell>
          <table:table-cell table:formula="of:=[.A27]&amp;&quot;,&quot;&amp;[.B27]&amp;&quot;,&quot;&amp;[.C27]&amp;&quot;,&quot;&amp;[.D27]" office:value-type="string" office:string-value="ORANGE_PENTAGON,PENTAGON,ORANGE,{1,1,1,1,1}">
            <text:p>ORANGE_PENTAGON,PENTAGON,ORANGE,{1,1,1,1,1}</text:p>
          </table:table-cell>
        </table:table-row>
        <table:table-row table:style-name="ro2">
          <table:table-cell office:value-type="string">
            <text:p>YELLOW_PENTAGON</text:p>
          </table:table-cell>
          <table:table-cell office:value-type="string">
            <text:p>PENTAGON</text:p>
          </table:table-cell>
          <table:table-cell office:value-type="string">
            <text:p>YELLOW</text:p>
          </table:table-cell>
          <table:table-cell office:value-type="string">
            <text:p>{1,1,1,1,1}</text:p>
          </table:table-cell>
          <table:table-cell table:formula="of:=[.A28]&amp;&quot;,&quot;&amp;[.B28]&amp;&quot;,&quot;&amp;[.C28]&amp;&quot;,&quot;&amp;[.D28]" office:value-type="string" office:string-value="YELLOW_PENTAGON,PENTAGON,YELLOW,{1,1,1,1,1}">
            <text:p>YELLOW_PENTAGON,PENTAGON,YELLOW,{1,1,1,1,1}</text:p>
          </table:table-cell>
        </table:table-row>
        <table:table-row table:style-name="ro2">
          <table:table-cell office:value-type="string">
            <text:p>CHARTEUSE_GREEN_PENTAGON</text:p>
          </table:table-cell>
          <table:table-cell office:value-type="string">
            <text:p>PENTAGON</text:p>
          </table:table-cell>
          <table:table-cell office:value-type="string">
            <text:p>CHARTEUSE_GREEN</text:p>
          </table:table-cell>
          <table:table-cell office:value-type="string">
            <text:p>{1,1,1,1,1}</text:p>
          </table:table-cell>
          <table:table-cell table:formula="of:=[.A29]&amp;&quot;,&quot;&amp;[.B29]&amp;&quot;,&quot;&amp;[.C29]&amp;&quot;,&quot;&amp;[.D29]" office:value-type="string" office:string-value="CHARTEUSE_GREEN_PENTAGON,PENTAGON,CHARTEUSE_GREEN,{1,1,1,1,1}">
            <text:p>CHARTEUSE_GREEN_PENTAGON,PENTAGON,CHARTEUSE_GREEN,{1,1,1,1,1}</text:p>
          </table:table-cell>
        </table:table-row>
        <table:table-row table:style-name="ro2">
          <table:table-cell office:value-type="string">
            <text:p>GREEN_PENTAGON</text:p>
          </table:table-cell>
          <table:table-cell office:value-type="string">
            <text:p>PENTAGON</text:p>
          </table:table-cell>
          <table:table-cell office:value-type="string">
            <text:p>GREEN</text:p>
          </table:table-cell>
          <table:table-cell office:value-type="string">
            <text:p>{1,1,1,1,1}</text:p>
          </table:table-cell>
          <table:table-cell table:formula="of:=[.A30]&amp;&quot;,&quot;&amp;[.B30]&amp;&quot;,&quot;&amp;[.C30]&amp;&quot;,&quot;&amp;[.D30]" office:value-type="string" office:string-value="GREEN_PENTAGON,PENTAGON,GREEN,{1,1,1,1,1}">
            <text:p>GREEN_PENTAGON,PENTAGON,GREEN,{1,1,1,1,1}</text:p>
          </table:table-cell>
        </table:table-row>
        <table:table-row table:style-name="ro2">
          <table:table-cell office:value-type="string">
            <text:p>SPRING_GREEN_PENTAGON</text:p>
          </table:table-cell>
          <table:table-cell office:value-type="string">
            <text:p>PENTAGON</text:p>
          </table:table-cell>
          <table:table-cell office:value-type="string">
            <text:p>SPRING_GREEN</text:p>
          </table:table-cell>
          <table:table-cell office:value-type="string">
            <text:p>{1,1,1,1,1}</text:p>
          </table:table-cell>
          <table:table-cell table:formula="of:=[.A31]&amp;&quot;,&quot;&amp;[.B31]&amp;&quot;,&quot;&amp;[.C31]&amp;&quot;,&quot;&amp;[.D31]" office:value-type="string" office:string-value="SPRING_GREEN_PENTAGON,PENTAGON,SPRING_GREEN,{1,1,1,1,1}">
            <text:p>SPRING_GREEN_PENTAGON,PENTAGON,SPRING_GREEN,{1,1,1,1,1}</text:p>
          </table:table-cell>
        </table:table-row>
        <table:table-row table:style-name="ro2">
          <table:table-cell office:value-type="string">
            <text:p>CYAN_PENTAGON</text:p>
          </table:table-cell>
          <table:table-cell office:value-type="string">
            <text:p>PENTAGON</text:p>
          </table:table-cell>
          <table:table-cell office:value-type="string">
            <text:p>CYAN</text:p>
          </table:table-cell>
          <table:table-cell office:value-type="string">
            <text:p>{1,1,1,1,1}</text:p>
          </table:table-cell>
          <table:table-cell table:formula="of:=[.A32]&amp;&quot;,&quot;&amp;[.B32]&amp;&quot;,&quot;&amp;[.C32]&amp;&quot;,&quot;&amp;[.D32]" office:value-type="string" office:string-value="CYAN_PENTAGON,PENTAGON,CYAN,{1,1,1,1,1}">
            <text:p>CYAN_PENTAGON,PENTAGON,CYAN,{1,1,1,1,1}</text:p>
          </table:table-cell>
        </table:table-row>
        <table:table-row table:style-name="ro2">
          <table:table-cell office:value-type="string">
            <text:p>AZURE_PENTAGON</text:p>
          </table:table-cell>
          <table:table-cell office:value-type="string">
            <text:p>PENTAGON</text:p>
          </table:table-cell>
          <table:table-cell office:value-type="string">
            <text:p>AZURE</text:p>
          </table:table-cell>
          <table:table-cell office:value-type="string">
            <text:p>{1,1,1,1,1}</text:p>
          </table:table-cell>
          <table:table-cell table:formula="of:=[.A33]&amp;&quot;,&quot;&amp;[.B33]&amp;&quot;,&quot;&amp;[.C33]&amp;&quot;,&quot;&amp;[.D33]" office:value-type="string" office:string-value="AZURE_PENTAGON,PENTAGON,AZURE,{1,1,1,1,1}">
            <text:p>AZURE_PENTAGON,PENTAGON,AZURE,{1,1,1,1,1}</text:p>
          </table:table-cell>
        </table:table-row>
        <table:table-row table:style-name="ro2">
          <table:table-cell office:value-type="string">
            <text:p>BLUE_PENTAGON</text:p>
          </table:table-cell>
          <table:table-cell office:value-type="string">
            <text:p>PENTAGON</text:p>
          </table:table-cell>
          <table:table-cell office:value-type="string">
            <text:p>BLUE</text:p>
          </table:table-cell>
          <table:table-cell office:value-type="string">
            <text:p>{1,1,1,1,1}</text:p>
          </table:table-cell>
          <table:table-cell table:formula="of:=[.A34]&amp;&quot;,&quot;&amp;[.B34]&amp;&quot;,&quot;&amp;[.C34]&amp;&quot;,&quot;&amp;[.D34]" office:value-type="string" office:string-value="BLUE_PENTAGON,PENTAGON,BLUE,{1,1,1,1,1}">
            <text:p>BLUE_PENTAGON,PENTAGON,BLUE,{1,1,1,1,1}</text:p>
          </table:table-cell>
        </table:table-row>
        <table:table-row table:style-name="ro2">
          <table:table-cell office:value-type="string">
            <text:p>VIOLET_PENTAGON</text:p>
          </table:table-cell>
          <table:table-cell office:value-type="string">
            <text:p>PENTAGON</text:p>
          </table:table-cell>
          <table:table-cell office:value-type="string">
            <text:p>VIOLET</text:p>
          </table:table-cell>
          <table:table-cell office:value-type="string">
            <text:p>{1,1,1,1,1}</text:p>
          </table:table-cell>
          <table:table-cell table:formula="of:=[.A35]&amp;&quot;,&quot;&amp;[.B35]&amp;&quot;,&quot;&amp;[.C35]&amp;&quot;,&quot;&amp;[.D35]" office:value-type="string" office:string-value="VIOLET_PENTAGON,PENTAGON,VIOLET,{1,1,1,1,1}">
            <text:p>VIOLET_PENTAGON,PENTAGON,VIOLET,{1,1,1,1,1}</text:p>
          </table:table-cell>
        </table:table-row>
        <table:table-row table:style-name="ro2">
          <table:table-cell office:value-type="string">
            <text:p>MAGENTA_PENTAGON</text:p>
          </table:table-cell>
          <table:table-cell office:value-type="string">
            <text:p>PENTAGON</text:p>
          </table:table-cell>
          <table:table-cell office:value-type="string">
            <text:p>MAGENTA</text:p>
          </table:table-cell>
          <table:table-cell office:value-type="string">
            <text:p>{1,1,1,1,1}</text:p>
          </table:table-cell>
          <table:table-cell table:formula="of:=[.A36]&amp;&quot;,&quot;&amp;[.B36]&amp;&quot;,&quot;&amp;[.C36]&amp;&quot;,&quot;&amp;[.D36]" office:value-type="string" office:string-value="MAGENTA_PENTAGON,PENTAGON,MAGENTA,{1,1,1,1,1}">
            <text:p>MAGENTA_PENTAGON,PENTAGON,MAGENTA,{1,1,1,1,1}</text:p>
          </table:table-cell>
        </table:table-row>
        <table:table-row table:style-name="ro2">
          <table:table-cell office:value-type="string">
            <text:p>ROSE_PENTAGON</text:p>
          </table:table-cell>
          <table:table-cell office:value-type="string">
            <text:p>PENTAGON</text:p>
          </table:table-cell>
          <table:table-cell office:value-type="string">
            <text:p>ROSE</text:p>
          </table:table-cell>
          <table:table-cell office:value-type="string">
            <text:p>{1,1,1,1,1}</text:p>
          </table:table-cell>
          <table:table-cell table:formula="of:=[.A37]&amp;&quot;,&quot;&amp;[.B37]&amp;&quot;,&quot;&amp;[.C37]&amp;&quot;,&quot;&amp;[.D37]" office:value-type="string" office:string-value="ROSE_PENTAGON,PENTAGON,ROSE,{1,1,1,1,1}">
            <text:p>ROSE_PENTAGON,PENTAGON,ROSE,{1,1,1,1,1}</text:p>
          </table:table-cell>
        </table:table-row>
        <table:table-row table:style-name="ro2">
          <table:table-cell office:value-type="string">
            <text:p>RED_HEXAGON</text:p>
          </table:table-cell>
          <table:table-cell office:value-type="string">
            <text:p>HEXAGON</text:p>
          </table:table-cell>
          <table:table-cell office:value-type="string">
            <text:p>RED</text:p>
          </table:table-cell>
          <table:table-cell office:value-type="string">
            <text:p>{1,1,1,1,1,1}</text:p>
          </table:table-cell>
          <table:table-cell table:formula="of:=[.A38]&amp;&quot;,&quot;&amp;[.B38]&amp;&quot;,&quot;&amp;[.C38]&amp;&quot;,&quot;&amp;[.D38]" office:value-type="string" office:string-value="RED_HEXAGON,HEXAGON,RED,{1,1,1,1,1,1}">
            <text:p>RED_HEXAGON,HEXAGON,RED,{1,1,1,1,1,1}</text:p>
          </table:table-cell>
        </table:table-row>
        <table:table-row table:style-name="ro2">
          <table:table-cell office:value-type="string">
            <text:p>ORANGE_HEXAGON</text:p>
          </table:table-cell>
          <table:table-cell office:value-type="string">
            <text:p>HEXAGON</text:p>
          </table:table-cell>
          <table:table-cell office:value-type="string">
            <text:p>ORANGE</text:p>
          </table:table-cell>
          <table:table-cell office:value-type="string">
            <text:p>{1,1,1,1,1,1}</text:p>
          </table:table-cell>
          <table:table-cell table:formula="of:=[.A39]&amp;&quot;,&quot;&amp;[.B39]&amp;&quot;,&quot;&amp;[.C39]&amp;&quot;,&quot;&amp;[.D39]" office:value-type="string" office:string-value="ORANGE_HEXAGON,HEXAGON,ORANGE,{1,1,1,1,1,1}">
            <text:p>ORANGE_HEXAGON,HEXAGON,ORANGE,{1,1,1,1,1,1}</text:p>
          </table:table-cell>
        </table:table-row>
        <table:table-row table:style-name="ro2">
          <table:table-cell office:value-type="string">
            <text:p>YELLOW_HEXAGON</text:p>
          </table:table-cell>
          <table:table-cell office:value-type="string">
            <text:p>HEXAGON</text:p>
          </table:table-cell>
          <table:table-cell office:value-type="string">
            <text:p>YELLOW</text:p>
          </table:table-cell>
          <table:table-cell office:value-type="string">
            <text:p>{1,1,1,1,1,1}</text:p>
          </table:table-cell>
          <table:table-cell table:formula="of:=[.A40]&amp;&quot;,&quot;&amp;[.B40]&amp;&quot;,&quot;&amp;[.C40]&amp;&quot;,&quot;&amp;[.D40]" office:value-type="string" office:string-value="YELLOW_HEXAGON,HEXAGON,YELLOW,{1,1,1,1,1,1}">
            <text:p>YELLOW_HEXAGON,HEXAGON,YELLOW,{1,1,1,1,1,1}</text:p>
          </table:table-cell>
        </table:table-row>
        <table:table-row table:style-name="ro2">
          <table:table-cell office:value-type="string">
            <text:p>CHARTEUSE_GREEN_HEXAGON</text:p>
          </table:table-cell>
          <table:table-cell office:value-type="string">
            <text:p>HEXAGON</text:p>
          </table:table-cell>
          <table:table-cell office:value-type="string">
            <text:p>CHARTEUSE_GREEN</text:p>
          </table:table-cell>
          <table:table-cell office:value-type="string">
            <text:p>{1,1,1,1,1,1}</text:p>
          </table:table-cell>
          <table:table-cell table:formula="of:=[.A41]&amp;&quot;,&quot;&amp;[.B41]&amp;&quot;,&quot;&amp;[.C41]&amp;&quot;,&quot;&amp;[.D41]" office:value-type="string" office:string-value="CHARTEUSE_GREEN_HEXAGON,HEXAGON,CHARTEUSE_GREEN,{1,1,1,1,1,1}">
            <text:p>CHARTEUSE_GREEN_HEXAGON,HEXAGON,CHARTEUSE_GREEN,{1,1,1,1,1,1}</text:p>
          </table:table-cell>
        </table:table-row>
        <table:table-row table:style-name="ro2">
          <table:table-cell office:value-type="string">
            <text:p>GREEN_HEXAGON</text:p>
          </table:table-cell>
          <table:table-cell office:value-type="string">
            <text:p>HEXAGON</text:p>
          </table:table-cell>
          <table:table-cell office:value-type="string">
            <text:p>GREEN</text:p>
          </table:table-cell>
          <table:table-cell office:value-type="string">
            <text:p>{1,1,1,1,1,1}</text:p>
          </table:table-cell>
          <table:table-cell table:formula="of:=[.A42]&amp;&quot;,&quot;&amp;[.B42]&amp;&quot;,&quot;&amp;[.C42]&amp;&quot;,&quot;&amp;[.D42]" office:value-type="string" office:string-value="GREEN_HEXAGON,HEXAGON,GREEN,{1,1,1,1,1,1}">
            <text:p>GREEN_HEXAGON,HEXAGON,GREEN,{1,1,1,1,1,1}</text:p>
          </table:table-cell>
        </table:table-row>
        <table:table-row table:style-name="ro2">
          <table:table-cell office:value-type="string">
            <text:p>SPRING_GREEN_HEXAGON</text:p>
          </table:table-cell>
          <table:table-cell office:value-type="string">
            <text:p>HEXAGON</text:p>
          </table:table-cell>
          <table:table-cell office:value-type="string">
            <text:p>SPRING_GREEN</text:p>
          </table:table-cell>
          <table:table-cell office:value-type="string">
            <text:p>{1,1,1,1,1,1}</text:p>
          </table:table-cell>
          <table:table-cell table:formula="of:=[.A43]&amp;&quot;,&quot;&amp;[.B43]&amp;&quot;,&quot;&amp;[.C43]&amp;&quot;,&quot;&amp;[.D43]" office:value-type="string" office:string-value="SPRING_GREEN_HEXAGON,HEXAGON,SPRING_GREEN,{1,1,1,1,1,1}">
            <text:p>SPRING_GREEN_HEXAGON,HEXAGON,SPRING_GREEN,{1,1,1,1,1,1}</text:p>
          </table:table-cell>
        </table:table-row>
        <table:table-row table:style-name="ro2">
          <table:table-cell office:value-type="string">
            <text:p>CYAN_HEXAGON</text:p>
          </table:table-cell>
          <table:table-cell office:value-type="string">
            <text:p>HEXAGON</text:p>
          </table:table-cell>
          <table:table-cell office:value-type="string">
            <text:p>CYAN</text:p>
          </table:table-cell>
          <table:table-cell office:value-type="string">
            <text:p>{1,1,1,1,1,1}</text:p>
          </table:table-cell>
          <table:table-cell table:formula="of:=[.A44]&amp;&quot;,&quot;&amp;[.B44]&amp;&quot;,&quot;&amp;[.C44]&amp;&quot;,&quot;&amp;[.D44]" office:value-type="string" office:string-value="CYAN_HEXAGON,HEXAGON,CYAN,{1,1,1,1,1,1}">
            <text:p>CYAN_HEXAGON,HEXAGON,CYAN,{1,1,1,1,1,1}</text:p>
          </table:table-cell>
        </table:table-row>
        <table:table-row table:style-name="ro2">
          <table:table-cell office:value-type="string">
            <text:p>AZURE_HEXAGON</text:p>
          </table:table-cell>
          <table:table-cell office:value-type="string">
            <text:p>HEXAGON</text:p>
          </table:table-cell>
          <table:table-cell office:value-type="string">
            <text:p>AZURE</text:p>
          </table:table-cell>
          <table:table-cell office:value-type="string">
            <text:p>{1,1,1,1,1,1}</text:p>
          </table:table-cell>
          <table:table-cell table:formula="of:=[.A45]&amp;&quot;,&quot;&amp;[.B45]&amp;&quot;,&quot;&amp;[.C45]&amp;&quot;,&quot;&amp;[.D45]" office:value-type="string" office:string-value="AZURE_HEXAGON,HEXAGON,AZURE,{1,1,1,1,1,1}">
            <text:p>AZURE_HEXAGON,HEXAGON,AZURE,{1,1,1,1,1,1}</text:p>
          </table:table-cell>
        </table:table-row>
        <table:table-row table:style-name="ro2">
          <table:table-cell office:value-type="string">
            <text:p>BLUE_HEXAGON</text:p>
          </table:table-cell>
          <table:table-cell office:value-type="string">
            <text:p>HEXAGON</text:p>
          </table:table-cell>
          <table:table-cell office:value-type="string">
            <text:p>BLUE</text:p>
          </table:table-cell>
          <table:table-cell office:value-type="string">
            <text:p>{1,1,1,1,1,1}</text:p>
          </table:table-cell>
          <table:table-cell table:formula="of:=[.A46]&amp;&quot;,&quot;&amp;[.B46]&amp;&quot;,&quot;&amp;[.C46]&amp;&quot;,&quot;&amp;[.D46]" office:value-type="string" office:string-value="BLUE_HEXAGON,HEXAGON,BLUE,{1,1,1,1,1,1}">
            <text:p>BLUE_HEXAGON,HEXAGON,BLUE,{1,1,1,1,1,1}</text:p>
          </table:table-cell>
        </table:table-row>
        <table:table-row table:style-name="ro2">
          <table:table-cell office:value-type="string">
            <text:p>VIOLET_HEXAGON</text:p>
          </table:table-cell>
          <table:table-cell office:value-type="string">
            <text:p>HEXAGON</text:p>
          </table:table-cell>
          <table:table-cell office:value-type="string">
            <text:p>VIOLET</text:p>
          </table:table-cell>
          <table:table-cell office:value-type="string">
            <text:p>{1,1,1,1,1,1}</text:p>
          </table:table-cell>
          <table:table-cell table:formula="of:=[.A47]&amp;&quot;,&quot;&amp;[.B47]&amp;&quot;,&quot;&amp;[.C47]&amp;&quot;,&quot;&amp;[.D47]" office:value-type="string" office:string-value="VIOLET_HEXAGON,HEXAGON,VIOLET,{1,1,1,1,1,1}">
            <text:p>VIOLET_HEXAGON,HEXAGON,VIOLET,{1,1,1,1,1,1}</text:p>
          </table:table-cell>
        </table:table-row>
        <table:table-row table:style-name="ro2">
          <table:table-cell office:value-type="string">
            <text:p>MAGENTA_HEXAGON</text:p>
          </table:table-cell>
          <table:table-cell office:value-type="string">
            <text:p>HEXAGON</text:p>
          </table:table-cell>
          <table:table-cell office:value-type="string">
            <text:p>MAGENTA</text:p>
          </table:table-cell>
          <table:table-cell office:value-type="string">
            <text:p>{1,1,1,1,1,1}</text:p>
          </table:table-cell>
          <table:table-cell table:formula="of:=[.A48]&amp;&quot;,&quot;&amp;[.B48]&amp;&quot;,&quot;&amp;[.C48]&amp;&quot;,&quot;&amp;[.D48]" office:value-type="string" office:string-value="MAGENTA_HEXAGON,HEXAGON,MAGENTA,{1,1,1,1,1,1}">
            <text:p>MAGENTA_HEXAGON,HEXAGON,MAGENTA,{1,1,1,1,1,1}</text:p>
          </table:table-cell>
        </table:table-row>
        <table:table-row table:style-name="ro2">
          <table:table-cell office:value-type="string">
            <text:p>ROSE_HEXAGON</text:p>
          </table:table-cell>
          <table:table-cell office:value-type="string">
            <text:p>HEXAGON</text:p>
          </table:table-cell>
          <table:table-cell office:value-type="string">
            <text:p>ROSE</text:p>
          </table:table-cell>
          <table:table-cell office:value-type="string">
            <text:p>{1,1,1,1,1,1}</text:p>
          </table:table-cell>
          <table:table-cell table:formula="of:=[.A49]&amp;&quot;,&quot;&amp;[.B49]&amp;&quot;,&quot;&amp;[.C49]&amp;&quot;,&quot;&amp;[.D49]" office:value-type="string" office:string-value="ROSE_HEXAGON,HEXAGON,ROSE,{1,1,1,1,1,1}">
            <text:p>ROSE_HEXAGON,HEXAGON,ROSE,{1,1,1,1,1,1}</text:p>
          </table:table-cell>
        </table:table-row>
        <table:table-row table:style-name="ro2">
          <table:table-cell office:value-type="string">
            <text:p>RED_OCTAGON</text:p>
          </table:table-cell>
          <table:table-cell office:value-type="string">
            <text:p>OCTAGON</text:p>
          </table:table-cell>
          <table:table-cell office:value-type="string">
            <text:p>RED</text:p>
          </table:table-cell>
          <table:table-cell office:value-type="string">
            <text:p>{1,1,1,1,1,1,1}</text:p>
          </table:table-cell>
          <table:table-cell table:formula="of:=[.A50]&amp;&quot;,&quot;&amp;[.B50]&amp;&quot;,&quot;&amp;[.C50]&amp;&quot;,&quot;&amp;[.D50]" office:value-type="string" office:string-value="RED_OCTAGON,OCTAGON,RED,{1,1,1,1,1,1,1}">
            <text:p>RED_OCTAGON,OCTAGON,RED,{1,1,1,1,1,1,1}</text:p>
          </table:table-cell>
        </table:table-row>
        <table:table-row table:style-name="ro2">
          <table:table-cell office:value-type="string">
            <text:p>ORANGE_OCTAGON</text:p>
          </table:table-cell>
          <table:table-cell office:value-type="string">
            <text:p>OCTAGON</text:p>
          </table:table-cell>
          <table:table-cell office:value-type="string">
            <text:p>ORANGE</text:p>
          </table:table-cell>
          <table:table-cell office:value-type="string">
            <text:p>{1,1,1,1,1,1,1}</text:p>
          </table:table-cell>
          <table:table-cell table:formula="of:=[.A51]&amp;&quot;,&quot;&amp;[.B51]&amp;&quot;,&quot;&amp;[.C51]&amp;&quot;,&quot;&amp;[.D51]" office:value-type="string" office:string-value="ORANGE_OCTAGON,OCTAGON,ORANGE,{1,1,1,1,1,1,1}">
            <text:p>ORANGE_OCTAGON,OCTAGON,ORANGE,{1,1,1,1,1,1,1}</text:p>
          </table:table-cell>
        </table:table-row>
        <table:table-row table:style-name="ro2">
          <table:table-cell office:value-type="string">
            <text:p>YELLOW_OCTAGON</text:p>
          </table:table-cell>
          <table:table-cell office:value-type="string">
            <text:p>OCTAGON</text:p>
          </table:table-cell>
          <table:table-cell office:value-type="string">
            <text:p>YELLOW</text:p>
          </table:table-cell>
          <table:table-cell office:value-type="string">
            <text:p>{1,1,1,1,1,1,1}</text:p>
          </table:table-cell>
          <table:table-cell table:formula="of:=[.A52]&amp;&quot;,&quot;&amp;[.B52]&amp;&quot;,&quot;&amp;[.C52]&amp;&quot;,&quot;&amp;[.D52]" office:value-type="string" office:string-value="YELLOW_OCTAGON,OCTAGON,YELLOW,{1,1,1,1,1,1,1}">
            <text:p>YELLOW_OCTAGON,OCTAGON,YELLOW,{1,1,1,1,1,1,1}</text:p>
          </table:table-cell>
        </table:table-row>
        <table:table-row table:style-name="ro2">
          <table:table-cell office:value-type="string">
            <text:p>CHARTEUSE_GREEN_OCTAGON</text:p>
          </table:table-cell>
          <table:table-cell office:value-type="string">
            <text:p>OCTAGON</text:p>
          </table:table-cell>
          <table:table-cell office:value-type="string">
            <text:p>CHARTEUSE_GREEN</text:p>
          </table:table-cell>
          <table:table-cell office:value-type="string">
            <text:p>{1,1,1,1,1,1,1}</text:p>
          </table:table-cell>
          <table:table-cell table:formula="of:=[.A53]&amp;&quot;,&quot;&amp;[.B53]&amp;&quot;,&quot;&amp;[.C53]&amp;&quot;,&quot;&amp;[.D53]" office:value-type="string" office:string-value="CHARTEUSE_GREEN_OCTAGON,OCTAGON,CHARTEUSE_GREEN,{1,1,1,1,1,1,1}">
            <text:p>CHARTEUSE_GREEN_OCTAGON,OCTAGON,CHARTEUSE_GREEN,{1,1,1,1,1,1,1}</text:p>
          </table:table-cell>
        </table:table-row>
        <table:table-row table:style-name="ro2">
          <table:table-cell office:value-type="string">
            <text:p>GREEN_OCTAGON</text:p>
          </table:table-cell>
          <table:table-cell office:value-type="string">
            <text:p>OCTAGON</text:p>
          </table:table-cell>
          <table:table-cell office:value-type="string">
            <text:p>GREEN</text:p>
          </table:table-cell>
          <table:table-cell office:value-type="string">
            <text:p>{1,1,1,1,1,1,1}</text:p>
          </table:table-cell>
          <table:table-cell table:formula="of:=[.A54]&amp;&quot;,&quot;&amp;[.B54]&amp;&quot;,&quot;&amp;[.C54]&amp;&quot;,&quot;&amp;[.D54]" office:value-type="string" office:string-value="GREEN_OCTAGON,OCTAGON,GREEN,{1,1,1,1,1,1,1}">
            <text:p>GREEN_OCTAGON,OCTAGON,GREEN,{1,1,1,1,1,1,1}</text:p>
          </table:table-cell>
        </table:table-row>
        <table:table-row table:style-name="ro2">
          <table:table-cell office:value-type="string">
            <text:p>SPRING_GREEN_OCTAGON</text:p>
          </table:table-cell>
          <table:table-cell office:value-type="string">
            <text:p>OCTAGON</text:p>
          </table:table-cell>
          <table:table-cell office:value-type="string">
            <text:p>SPRING_GREEN</text:p>
          </table:table-cell>
          <table:table-cell office:value-type="string">
            <text:p>{1,1,1,1,1,1,1}</text:p>
          </table:table-cell>
          <table:table-cell table:formula="of:=[.A55]&amp;&quot;,&quot;&amp;[.B55]&amp;&quot;,&quot;&amp;[.C55]&amp;&quot;,&quot;&amp;[.D55]" office:value-type="string" office:string-value="SPRING_GREEN_OCTAGON,OCTAGON,SPRING_GREEN,{1,1,1,1,1,1,1}">
            <text:p>SPRING_GREEN_OCTAGON,OCTAGON,SPRING_GREEN,{1,1,1,1,1,1,1}</text:p>
          </table:table-cell>
        </table:table-row>
        <table:table-row table:style-name="ro2">
          <table:table-cell office:value-type="string">
            <text:p>CYAN_OCTAGON</text:p>
          </table:table-cell>
          <table:table-cell office:value-type="string">
            <text:p>OCTAGON</text:p>
          </table:table-cell>
          <table:table-cell office:value-type="string">
            <text:p>CYAN</text:p>
          </table:table-cell>
          <table:table-cell office:value-type="string">
            <text:p>{1,1,1,1,1,1,1}</text:p>
          </table:table-cell>
          <table:table-cell table:formula="of:=[.A56]&amp;&quot;,&quot;&amp;[.B56]&amp;&quot;,&quot;&amp;[.C56]&amp;&quot;,&quot;&amp;[.D56]" office:value-type="string" office:string-value="CYAN_OCTAGON,OCTAGON,CYAN,{1,1,1,1,1,1,1}">
            <text:p>CYAN_OCTAGON,OCTAGON,CYAN,{1,1,1,1,1,1,1}</text:p>
          </table:table-cell>
        </table:table-row>
        <table:table-row table:style-name="ro2">
          <table:table-cell office:value-type="string">
            <text:p>AZURE_OCTAGON</text:p>
          </table:table-cell>
          <table:table-cell office:value-type="string">
            <text:p>OCTAGON</text:p>
          </table:table-cell>
          <table:table-cell office:value-type="string">
            <text:p>AZURE</text:p>
          </table:table-cell>
          <table:table-cell office:value-type="string">
            <text:p>{1,1,1,1,1,1,1}</text:p>
          </table:table-cell>
          <table:table-cell table:formula="of:=[.A57]&amp;&quot;,&quot;&amp;[.B57]&amp;&quot;,&quot;&amp;[.C57]&amp;&quot;,&quot;&amp;[.D57]" office:value-type="string" office:string-value="AZURE_OCTAGON,OCTAGON,AZURE,{1,1,1,1,1,1,1}">
            <text:p>AZURE_OCTAGON,OCTAGON,AZURE,{1,1,1,1,1,1,1}</text:p>
          </table:table-cell>
        </table:table-row>
        <table:table-row table:style-name="ro2">
          <table:table-cell office:value-type="string">
            <text:p>BLUE_OCTAGON</text:p>
          </table:table-cell>
          <table:table-cell office:value-type="string">
            <text:p>OCTAGON</text:p>
          </table:table-cell>
          <table:table-cell office:value-type="string">
            <text:p>BLUE</text:p>
          </table:table-cell>
          <table:table-cell office:value-type="string">
            <text:p>{1,1,1,1,1,1,1}</text:p>
          </table:table-cell>
          <table:table-cell table:formula="of:=[.A58]&amp;&quot;,&quot;&amp;[.B58]&amp;&quot;,&quot;&amp;[.C58]&amp;&quot;,&quot;&amp;[.D58]" office:value-type="string" office:string-value="BLUE_OCTAGON,OCTAGON,BLUE,{1,1,1,1,1,1,1}">
            <text:p>BLUE_OCTAGON,OCTAGON,BLUE,{1,1,1,1,1,1,1}</text:p>
          </table:table-cell>
        </table:table-row>
        <table:table-row table:style-name="ro2">
          <table:table-cell office:value-type="string">
            <text:p>VIOLET_OCTAGON</text:p>
          </table:table-cell>
          <table:table-cell office:value-type="string">
            <text:p>OCTAGON</text:p>
          </table:table-cell>
          <table:table-cell office:value-type="string">
            <text:p>VIOLET</text:p>
          </table:table-cell>
          <table:table-cell office:value-type="string">
            <text:p>{1,1,1,1,1,1,1}</text:p>
          </table:table-cell>
          <table:table-cell table:formula="of:=[.A59]&amp;&quot;,&quot;&amp;[.B59]&amp;&quot;,&quot;&amp;[.C59]&amp;&quot;,&quot;&amp;[.D59]" office:value-type="string" office:string-value="VIOLET_OCTAGON,OCTAGON,VIOLET,{1,1,1,1,1,1,1}">
            <text:p>VIOLET_OCTAGON,OCTAGON,VIOLET,{1,1,1,1,1,1,1}</text:p>
          </table:table-cell>
        </table:table-row>
        <table:table-row table:style-name="ro2">
          <table:table-cell office:value-type="string">
            <text:p>MAGENTA_OCTAGON</text:p>
          </table:table-cell>
          <table:table-cell office:value-type="string">
            <text:p>OCTAGON</text:p>
          </table:table-cell>
          <table:table-cell office:value-type="string">
            <text:p>MAGENTA</text:p>
          </table:table-cell>
          <table:table-cell office:value-type="string">
            <text:p>{1,1,1,1,1,1,1}</text:p>
          </table:table-cell>
          <table:table-cell table:formula="of:=[.A60]&amp;&quot;,&quot;&amp;[.B60]&amp;&quot;,&quot;&amp;[.C60]&amp;&quot;,&quot;&amp;[.D60]" office:value-type="string" office:string-value="MAGENTA_OCTAGON,OCTAGON,MAGENTA,{1,1,1,1,1,1,1}">
            <text:p>MAGENTA_OCTAGON,OCTAGON,MAGENTA,{1,1,1,1,1,1,1}</text:p>
          </table:table-cell>
        </table:table-row>
        <table:table-row table:style-name="ro2">
          <table:table-cell office:value-type="string">
            <text:p>ROSE_OCTAGON</text:p>
          </table:table-cell>
          <table:table-cell office:value-type="string">
            <text:p>OCTAGON</text:p>
          </table:table-cell>
          <table:table-cell office:value-type="string">
            <text:p>ROSE</text:p>
          </table:table-cell>
          <table:table-cell office:value-type="string">
            <text:p>{1,1,1,1,1,1,1}</text:p>
          </table:table-cell>
          <table:table-cell table:formula="of:=[.A61]&amp;&quot;,&quot;&amp;[.B61]&amp;&quot;,&quot;&amp;[.C61]&amp;&quot;,&quot;&amp;[.D61]" office:value-type="string" office:string-value="ROSE_OCTAGON,OCTAGON,ROSE,{1,1,1,1,1,1,1}">
            <text:p>ROSE_OCTAGON,OCTAGON,ROSE,{1,1,1,1,1,1,1}</text:p>
          </table:table-cell>
        </table:table-row>
        <table:table-row table:style-name="ro2">
          <table:table-cell office:value-type="string">
            <text:p>RED_NONAGON</text:p>
          </table:table-cell>
          <table:table-cell office:value-type="string">
            <text:p>NONAGON</text:p>
          </table:table-cell>
          <table:table-cell office:value-type="string">
            <text:p>RED</text:p>
          </table:table-cell>
          <table:table-cell office:value-type="string">
            <text:p>{1,1,1,1,1,1,1,1}</text:p>
          </table:table-cell>
          <table:table-cell table:formula="of:=[.A62]&amp;&quot;,&quot;&amp;[.B62]&amp;&quot;,&quot;&amp;[.C62]&amp;&quot;,&quot;&amp;[.D62]" office:value-type="string" office:string-value="RED_NONAGON,NONAGON,RED,{1,1,1,1,1,1,1,1}">
            <text:p>RED_NONAGON,NONAGON,RED,{1,1,1,1,1,1,1,1}</text:p>
          </table:table-cell>
        </table:table-row>
        <table:table-row table:style-name="ro2">
          <table:table-cell office:value-type="string">
            <text:p>ORANGE_NONAGON</text:p>
          </table:table-cell>
          <table:table-cell office:value-type="string">
            <text:p>NONAGON</text:p>
          </table:table-cell>
          <table:table-cell office:value-type="string">
            <text:p>ORANGE</text:p>
          </table:table-cell>
          <table:table-cell office:value-type="string">
            <text:p>{1,1,1,1,1,1,1,1}</text:p>
          </table:table-cell>
          <table:table-cell table:formula="of:=[.A63]&amp;&quot;,&quot;&amp;[.B63]&amp;&quot;,&quot;&amp;[.C63]&amp;&quot;,&quot;&amp;[.D63]" office:value-type="string" office:string-value="ORANGE_NONAGON,NONAGON,ORANGE,{1,1,1,1,1,1,1,1}">
            <text:p>ORANGE_NONAGON,NONAGON,ORANGE,{1,1,1,1,1,1,1,1}</text:p>
          </table:table-cell>
        </table:table-row>
        <table:table-row table:style-name="ro2">
          <table:table-cell office:value-type="string">
            <text:p>YELLOW_NONAGON</text:p>
          </table:table-cell>
          <table:table-cell office:value-type="string">
            <text:p>NONAGON</text:p>
          </table:table-cell>
          <table:table-cell office:value-type="string">
            <text:p>YELLOW</text:p>
          </table:table-cell>
          <table:table-cell office:value-type="string">
            <text:p>{1,1,1,1,1,1,1,1}</text:p>
          </table:table-cell>
          <table:table-cell table:formula="of:=[.A64]&amp;&quot;,&quot;&amp;[.B64]&amp;&quot;,&quot;&amp;[.C64]&amp;&quot;,&quot;&amp;[.D64]" office:value-type="string" office:string-value="YELLOW_NONAGON,NONAGON,YELLOW,{1,1,1,1,1,1,1,1}">
            <text:p>YELLOW_NONAGON,NONAGON,YELLOW,{1,1,1,1,1,1,1,1}</text:p>
          </table:table-cell>
        </table:table-row>
        <table:table-row table:style-name="ro2">
          <table:table-cell office:value-type="string">
            <text:p>CHARTEUSE_GREEN_NONAGON</text:p>
          </table:table-cell>
          <table:table-cell office:value-type="string">
            <text:p>NONAGON</text:p>
          </table:table-cell>
          <table:table-cell office:value-type="string">
            <text:p>CHARTEUSE_GREEN</text:p>
          </table:table-cell>
          <table:table-cell office:value-type="string">
            <text:p>{1,1,1,1,1,1,1,1}</text:p>
          </table:table-cell>
          <table:table-cell table:formula="of:=[.A65]&amp;&quot;,&quot;&amp;[.B65]&amp;&quot;,&quot;&amp;[.C65]&amp;&quot;,&quot;&amp;[.D65]" office:value-type="string" office:string-value="CHARTEUSE_GREEN_NONAGON,NONAGON,CHARTEUSE_GREEN,{1,1,1,1,1,1,1,1}">
            <text:p>CHARTEUSE_GREEN_NONAGON,NONAGON,CHARTEUSE_GREEN,{1,1,1,1,1,1,1,1}</text:p>
          </table:table-cell>
        </table:table-row>
        <table:table-row table:style-name="ro2">
          <table:table-cell office:value-type="string">
            <text:p>GREEN_NONAGON</text:p>
          </table:table-cell>
          <table:table-cell office:value-type="string">
            <text:p>NONAGON</text:p>
          </table:table-cell>
          <table:table-cell office:value-type="string">
            <text:p>GREEN</text:p>
          </table:table-cell>
          <table:table-cell office:value-type="string">
            <text:p>{1,1,1,1,1,1,1,1}</text:p>
          </table:table-cell>
          <table:table-cell table:formula="of:=[.A66]&amp;&quot;,&quot;&amp;[.B66]&amp;&quot;,&quot;&amp;[.C66]&amp;&quot;,&quot;&amp;[.D66]" office:value-type="string" office:string-value="GREEN_NONAGON,NONAGON,GREEN,{1,1,1,1,1,1,1,1}">
            <text:p>GREEN_NONAGON,NONAGON,GREEN,{1,1,1,1,1,1,1,1}</text:p>
          </table:table-cell>
        </table:table-row>
        <table:table-row table:style-name="ro2">
          <table:table-cell office:value-type="string">
            <text:p>SPRING_GREEN_NONAGON</text:p>
          </table:table-cell>
          <table:table-cell office:value-type="string">
            <text:p>NONAGON</text:p>
          </table:table-cell>
          <table:table-cell office:value-type="string">
            <text:p>SPRING_GREEN</text:p>
          </table:table-cell>
          <table:table-cell office:value-type="string">
            <text:p>{1,1,1,1,1,1,1,1}</text:p>
          </table:table-cell>
          <table:table-cell table:formula="of:=[.A67]&amp;&quot;,&quot;&amp;[.B67]&amp;&quot;,&quot;&amp;[.C67]&amp;&quot;,&quot;&amp;[.D67]" office:value-type="string" office:string-value="SPRING_GREEN_NONAGON,NONAGON,SPRING_GREEN,{1,1,1,1,1,1,1,1}">
            <text:p>SPRING_GREEN_NONAGON,NONAGON,SPRING_GREEN,{1,1,1,1,1,1,1,1}</text:p>
          </table:table-cell>
        </table:table-row>
        <table:table-row table:style-name="ro2">
          <table:table-cell office:value-type="string">
            <text:p>CYAN_NONAGON</text:p>
          </table:table-cell>
          <table:table-cell office:value-type="string">
            <text:p>NONAGON</text:p>
          </table:table-cell>
          <table:table-cell office:value-type="string">
            <text:p>CYAN</text:p>
          </table:table-cell>
          <table:table-cell office:value-type="string">
            <text:p>{1,1,1,1,1,1,1,1}</text:p>
          </table:table-cell>
          <table:table-cell table:formula="of:=[.A68]&amp;&quot;,&quot;&amp;[.B68]&amp;&quot;,&quot;&amp;[.C68]&amp;&quot;,&quot;&amp;[.D68]" office:value-type="string" office:string-value="CYAN_NONAGON,NONAGON,CYAN,{1,1,1,1,1,1,1,1}">
            <text:p>CYAN_NONAGON,NONAGON,CYAN,{1,1,1,1,1,1,1,1}</text:p>
          </table:table-cell>
        </table:table-row>
        <table:table-row table:style-name="ro2">
          <table:table-cell office:value-type="string">
            <text:p>AZURE_NONAGON</text:p>
          </table:table-cell>
          <table:table-cell office:value-type="string">
            <text:p>NONAGON</text:p>
          </table:table-cell>
          <table:table-cell office:value-type="string">
            <text:p>AZURE</text:p>
          </table:table-cell>
          <table:table-cell office:value-type="string">
            <text:p>{1,1,1,1,1,1,1,1}</text:p>
          </table:table-cell>
          <table:table-cell table:formula="of:=[.A69]&amp;&quot;,&quot;&amp;[.B69]&amp;&quot;,&quot;&amp;[.C69]&amp;&quot;,&quot;&amp;[.D69]" office:value-type="string" office:string-value="AZURE_NONAGON,NONAGON,AZURE,{1,1,1,1,1,1,1,1}">
            <text:p>AZURE_NONAGON,NONAGON,AZURE,{1,1,1,1,1,1,1,1}</text:p>
          </table:table-cell>
        </table:table-row>
        <table:table-row table:style-name="ro2">
          <table:table-cell office:value-type="string">
            <text:p>BLUE_NONAGON</text:p>
          </table:table-cell>
          <table:table-cell office:value-type="string">
            <text:p>NONAGON</text:p>
          </table:table-cell>
          <table:table-cell office:value-type="string">
            <text:p>BLUE</text:p>
          </table:table-cell>
          <table:table-cell office:value-type="string">
            <text:p>{1,1,1,1,1,1,1,1}</text:p>
          </table:table-cell>
          <table:table-cell table:formula="of:=[.A70]&amp;&quot;,&quot;&amp;[.B70]&amp;&quot;,&quot;&amp;[.C70]&amp;&quot;,&quot;&amp;[.D70]" office:value-type="string" office:string-value="BLUE_NONAGON,NONAGON,BLUE,{1,1,1,1,1,1,1,1}">
            <text:p>BLUE_NONAGON,NONAGON,BLUE,{1,1,1,1,1,1,1,1}</text:p>
          </table:table-cell>
        </table:table-row>
        <table:table-row table:style-name="ro2">
          <table:table-cell office:value-type="string">
            <text:p>VIOLET_NONAGON</text:p>
          </table:table-cell>
          <table:table-cell office:value-type="string">
            <text:p>NONAGON</text:p>
          </table:table-cell>
          <table:table-cell office:value-type="string">
            <text:p>VIOLET</text:p>
          </table:table-cell>
          <table:table-cell office:value-type="string">
            <text:p>{1,1,1,1,1,1,1,1}</text:p>
          </table:table-cell>
          <table:table-cell table:formula="of:=[.A71]&amp;&quot;,&quot;&amp;[.B71]&amp;&quot;,&quot;&amp;[.C71]&amp;&quot;,&quot;&amp;[.D71]" office:value-type="string" office:string-value="VIOLET_NONAGON,NONAGON,VIOLET,{1,1,1,1,1,1,1,1}">
            <text:p>VIOLET_NONAGON,NONAGON,VIOLET,{1,1,1,1,1,1,1,1}</text:p>
          </table:table-cell>
        </table:table-row>
        <table:table-row table:style-name="ro2">
          <table:table-cell office:value-type="string">
            <text:p>MAGENTA_NONAGON</text:p>
          </table:table-cell>
          <table:table-cell office:value-type="string">
            <text:p>NONAGON</text:p>
          </table:table-cell>
          <table:table-cell office:value-type="string">
            <text:p>MAGENTA</text:p>
          </table:table-cell>
          <table:table-cell office:value-type="string">
            <text:p>{1,1,1,1,1,1,1,1}</text:p>
          </table:table-cell>
          <table:table-cell table:formula="of:=[.A72]&amp;&quot;,&quot;&amp;[.B72]&amp;&quot;,&quot;&amp;[.C72]&amp;&quot;,&quot;&amp;[.D72]" office:value-type="string" office:string-value="MAGENTA_NONAGON,NONAGON,MAGENTA,{1,1,1,1,1,1,1,1}">
            <text:p>MAGENTA_NONAGON,NONAGON,MAGENTA,{1,1,1,1,1,1,1,1}</text:p>
          </table:table-cell>
        </table:table-row>
        <table:table-row table:style-name="ro2">
          <table:table-cell office:value-type="string">
            <text:p>ROSE_NONAGON</text:p>
          </table:table-cell>
          <table:table-cell office:value-type="string">
            <text:p>NONAGON</text:p>
          </table:table-cell>
          <table:table-cell office:value-type="string">
            <text:p>ROSE</text:p>
          </table:table-cell>
          <table:table-cell office:value-type="string">
            <text:p>{1,1,1,1,1,1,1,1}</text:p>
          </table:table-cell>
          <table:table-cell table:formula="of:=[.A73]&amp;&quot;,&quot;&amp;[.B73]&amp;&quot;,&quot;&amp;[.C73]&amp;&quot;,&quot;&amp;[.D73]" office:value-type="string" office:string-value="ROSE_NONAGON,NONAGON,ROSE,{1,1,1,1,1,1,1,1}">
            <text:p>ROSE_NONAGON,NONAGON,ROSE,{1,1,1,1,1,1,1,1}</text:p>
          </table:table-cell>
        </table:table-row>
        <table:table-row table:style-name="ro2">
          <table:table-cell office:value-type="string">
            <text:p>RED_DECAGON</text:p>
          </table:table-cell>
          <table:table-cell office:value-type="string">
            <text:p>DECAGON</text:p>
          </table:table-cell>
          <table:table-cell office:value-type="string">
            <text:p>RED</text:p>
          </table:table-cell>
          <table:table-cell office:value-type="string">
            <text:p>{1,1,1,1,1,1,1,1,1}</text:p>
          </table:table-cell>
          <table:table-cell table:formula="of:=[.A74]&amp;&quot;,&quot;&amp;[.B74]&amp;&quot;,&quot;&amp;[.C74]&amp;&quot;,&quot;&amp;[.D74]" office:value-type="string" office:string-value="RED_DECAGON,DECAGON,RED,{1,1,1,1,1,1,1,1,1}">
            <text:p>RED_DECAGON,DECAGON,RED,{1,1,1,1,1,1,1,1,1}</text:p>
          </table:table-cell>
        </table:table-row>
        <table:table-row table:style-name="ro2">
          <table:table-cell office:value-type="string">
            <text:p>ORANGE_DECAGON</text:p>
          </table:table-cell>
          <table:table-cell office:value-type="string">
            <text:p>DECAGON</text:p>
          </table:table-cell>
          <table:table-cell office:value-type="string">
            <text:p>ORANGE</text:p>
          </table:table-cell>
          <table:table-cell office:value-type="string">
            <text:p>{1,1,1,1,1,1,1,1,1}</text:p>
          </table:table-cell>
          <table:table-cell table:formula="of:=[.A75]&amp;&quot;,&quot;&amp;[.B75]&amp;&quot;,&quot;&amp;[.C75]&amp;&quot;,&quot;&amp;[.D75]" office:value-type="string" office:string-value="ORANGE_DECAGON,DECAGON,ORANGE,{1,1,1,1,1,1,1,1,1}">
            <text:p>ORANGE_DECAGON,DECAGON,ORANGE,{1,1,1,1,1,1,1,1,1}</text:p>
          </table:table-cell>
        </table:table-row>
        <table:table-row table:style-name="ro2">
          <table:table-cell office:value-type="string">
            <text:p>YELLOW_DECAGON</text:p>
          </table:table-cell>
          <table:table-cell office:value-type="string">
            <text:p>DECAGON</text:p>
          </table:table-cell>
          <table:table-cell office:value-type="string">
            <text:p>YELLOW</text:p>
          </table:table-cell>
          <table:table-cell office:value-type="string">
            <text:p>{1,1,1,1,1,1,1,1,1}</text:p>
          </table:table-cell>
          <table:table-cell table:formula="of:=[.A76]&amp;&quot;,&quot;&amp;[.B76]&amp;&quot;,&quot;&amp;[.C76]&amp;&quot;,&quot;&amp;[.D76]" office:value-type="string" office:string-value="YELLOW_DECAGON,DECAGON,YELLOW,{1,1,1,1,1,1,1,1,1}">
            <text:p>YELLOW_DECAGON,DECAGON,YELLOW,{1,1,1,1,1,1,1,1,1}</text:p>
          </table:table-cell>
        </table:table-row>
        <table:table-row table:style-name="ro2">
          <table:table-cell office:value-type="string">
            <text:p>CHARTEUSE_GREEN_DECAGON</text:p>
          </table:table-cell>
          <table:table-cell office:value-type="string">
            <text:p>DECAGON</text:p>
          </table:table-cell>
          <table:table-cell office:value-type="string">
            <text:p>CHARTEUSE_GREEN</text:p>
          </table:table-cell>
          <table:table-cell office:value-type="string">
            <text:p>{1,1,1,1,1,1,1,1,1}</text:p>
          </table:table-cell>
          <table:table-cell table:formula="of:=[.A77]&amp;&quot;,&quot;&amp;[.B77]&amp;&quot;,&quot;&amp;[.C77]&amp;&quot;,&quot;&amp;[.D77]" office:value-type="string" office:string-value="CHARTEUSE_GREEN_DECAGON,DECAGON,CHARTEUSE_GREEN,{1,1,1,1,1,1,1,1,1}">
            <text:p>CHARTEUSE_GREEN_DECAGON,DECAGON,CHARTEUSE_GREEN,{1,1,1,1,1,1,1,1,1}</text:p>
          </table:table-cell>
        </table:table-row>
        <table:table-row table:style-name="ro2">
          <table:table-cell office:value-type="string">
            <text:p>GREEN_DECAGON</text:p>
          </table:table-cell>
          <table:table-cell office:value-type="string">
            <text:p>DECAGON</text:p>
          </table:table-cell>
          <table:table-cell office:value-type="string">
            <text:p>GREEN</text:p>
          </table:table-cell>
          <table:table-cell office:value-type="string">
            <text:p>{1,1,1,1,1,1,1,1,1}</text:p>
          </table:table-cell>
          <table:table-cell table:formula="of:=[.A78]&amp;&quot;,&quot;&amp;[.B78]&amp;&quot;,&quot;&amp;[.C78]&amp;&quot;,&quot;&amp;[.D78]" office:value-type="string" office:string-value="GREEN_DECAGON,DECAGON,GREEN,{1,1,1,1,1,1,1,1,1}">
            <text:p>GREEN_DECAGON,DECAGON,GREEN,{1,1,1,1,1,1,1,1,1}</text:p>
          </table:table-cell>
        </table:table-row>
        <table:table-row table:style-name="ro2">
          <table:table-cell office:value-type="string">
            <text:p>SPRING_GREEN_DECAGON</text:p>
          </table:table-cell>
          <table:table-cell office:value-type="string">
            <text:p>DECAGON</text:p>
          </table:table-cell>
          <table:table-cell office:value-type="string">
            <text:p>SPRING_GREEN</text:p>
          </table:table-cell>
          <table:table-cell office:value-type="string">
            <text:p>{1,1,1,1,1,1,1,1,1}</text:p>
          </table:table-cell>
          <table:table-cell table:formula="of:=[.A79]&amp;&quot;,&quot;&amp;[.B79]&amp;&quot;,&quot;&amp;[.C79]&amp;&quot;,&quot;&amp;[.D79]" office:value-type="string" office:string-value="SPRING_GREEN_DECAGON,DECAGON,SPRING_GREEN,{1,1,1,1,1,1,1,1,1}">
            <text:p>SPRING_GREEN_DECAGON,DECAGON,SPRING_GREEN,{1,1,1,1,1,1,1,1,1}</text:p>
          </table:table-cell>
        </table:table-row>
        <table:table-row table:style-name="ro2">
          <table:table-cell office:value-type="string">
            <text:p>CYAN_DECAGON</text:p>
          </table:table-cell>
          <table:table-cell office:value-type="string">
            <text:p>DECAGON</text:p>
          </table:table-cell>
          <table:table-cell office:value-type="string">
            <text:p>CYAN</text:p>
          </table:table-cell>
          <table:table-cell office:value-type="string">
            <text:p>{1,1,1,1,1,1,1,1,1}</text:p>
          </table:table-cell>
          <table:table-cell table:formula="of:=[.A80]&amp;&quot;,&quot;&amp;[.B80]&amp;&quot;,&quot;&amp;[.C80]&amp;&quot;,&quot;&amp;[.D80]" office:value-type="string" office:string-value="CYAN_DECAGON,DECAGON,CYAN,{1,1,1,1,1,1,1,1,1}">
            <text:p>CYAN_DECAGON,DECAGON,CYAN,{1,1,1,1,1,1,1,1,1}</text:p>
          </table:table-cell>
        </table:table-row>
        <table:table-row table:style-name="ro2">
          <table:table-cell office:value-type="string">
            <text:p>AZURE_DECAGON</text:p>
          </table:table-cell>
          <table:table-cell office:value-type="string">
            <text:p>DECAGON</text:p>
          </table:table-cell>
          <table:table-cell office:value-type="string">
            <text:p>AZURE</text:p>
          </table:table-cell>
          <table:table-cell office:value-type="string">
            <text:p>{1,1,1,1,1,1,1,1,1}</text:p>
          </table:table-cell>
          <table:table-cell table:formula="of:=[.A81]&amp;&quot;,&quot;&amp;[.B81]&amp;&quot;,&quot;&amp;[.C81]&amp;&quot;,&quot;&amp;[.D81]" office:value-type="string" office:string-value="AZURE_DECAGON,DECAGON,AZURE,{1,1,1,1,1,1,1,1,1}">
            <text:p>AZURE_DECAGON,DECAGON,AZURE,{1,1,1,1,1,1,1,1,1}</text:p>
          </table:table-cell>
        </table:table-row>
        <table:table-row table:style-name="ro2">
          <table:table-cell office:value-type="string">
            <text:p>BLUE_DECAGON</text:p>
          </table:table-cell>
          <table:table-cell office:value-type="string">
            <text:p>DECAGON</text:p>
          </table:table-cell>
          <table:table-cell office:value-type="string">
            <text:p>BLUE</text:p>
          </table:table-cell>
          <table:table-cell office:value-type="string">
            <text:p>{1,1,1,1,1,1,1,1,1}</text:p>
          </table:table-cell>
          <table:table-cell table:formula="of:=[.A82]&amp;&quot;,&quot;&amp;[.B82]&amp;&quot;,&quot;&amp;[.C82]&amp;&quot;,&quot;&amp;[.D82]" office:value-type="string" office:string-value="BLUE_DECAGON,DECAGON,BLUE,{1,1,1,1,1,1,1,1,1}">
            <text:p>BLUE_DECAGON,DECAGON,BLUE,{1,1,1,1,1,1,1,1,1}</text:p>
          </table:table-cell>
        </table:table-row>
        <table:table-row table:style-name="ro2">
          <table:table-cell office:value-type="string">
            <text:p>VIOLET_DECAGON</text:p>
          </table:table-cell>
          <table:table-cell office:value-type="string">
            <text:p>DECAGON</text:p>
          </table:table-cell>
          <table:table-cell office:value-type="string">
            <text:p>VIOLET</text:p>
          </table:table-cell>
          <table:table-cell office:value-type="string">
            <text:p>{1,1,1,1,1,1,1,1,1}</text:p>
          </table:table-cell>
          <table:table-cell table:formula="of:=[.A83]&amp;&quot;,&quot;&amp;[.B83]&amp;&quot;,&quot;&amp;[.C83]&amp;&quot;,&quot;&amp;[.D83]" office:value-type="string" office:string-value="VIOLET_DECAGON,DECAGON,VIOLET,{1,1,1,1,1,1,1,1,1}">
            <text:p>VIOLET_DECAGON,DECAGON,VIOLET,{1,1,1,1,1,1,1,1,1}</text:p>
          </table:table-cell>
        </table:table-row>
        <table:table-row table:style-name="ro2">
          <table:table-cell office:value-type="string">
            <text:p>MAGENTA_DECAGON</text:p>
          </table:table-cell>
          <table:table-cell office:value-type="string">
            <text:p>DECAGON</text:p>
          </table:table-cell>
          <table:table-cell office:value-type="string">
            <text:p>MAGENTA</text:p>
          </table:table-cell>
          <table:table-cell office:value-type="string">
            <text:p>{1,1,1,1,1,1,1,1,1}</text:p>
          </table:table-cell>
          <table:table-cell table:formula="of:=[.A84]&amp;&quot;,&quot;&amp;[.B84]&amp;&quot;,&quot;&amp;[.C84]&amp;&quot;,&quot;&amp;[.D84]" office:value-type="string" office:string-value="MAGENTA_DECAGON,DECAGON,MAGENTA,{1,1,1,1,1,1,1,1,1}">
            <text:p>MAGENTA_DECAGON,DECAGON,MAGENTA,{1,1,1,1,1,1,1,1,1}</text:p>
          </table:table-cell>
        </table:table-row>
        <table:table-row table:style-name="ro2">
          <table:table-cell office:value-type="string">
            <text:p>ROSE_DECAGON</text:p>
          </table:table-cell>
          <table:table-cell office:value-type="string">
            <text:p>DECAGON</text:p>
          </table:table-cell>
          <table:table-cell office:value-type="string">
            <text:p>ROSE</text:p>
          </table:table-cell>
          <table:table-cell office:value-type="string">
            <text:p>{1,1,1,1,1,1,1,1,1}</text:p>
          </table:table-cell>
          <table:table-cell table:formula="of:=[.A85]&amp;&quot;,&quot;&amp;[.B85]&amp;&quot;,&quot;&amp;[.C85]&amp;&quot;,&quot;&amp;[.D85]" office:value-type="string" office:string-value="ROSE_DECAGON,DECAGON,ROSE,{1,1,1,1,1,1,1,1,1}">
            <text:p>ROSE_DECAGON,DECAGON,ROSE,{1,1,1,1,1,1,1,1,1}</text:p>
          </table:table-cell>
        </table:table-row>
        <table:table-row table:style-name="ro2">
          <table:table-cell office:value-type="string">
            <text:p>RED_POLYGON</text:p>
          </table:table-cell>
          <table:table-cell office:value-type="string">
            <text:p>POLYGON</text:p>
          </table:table-cell>
          <table:table-cell office:value-type="string">
            <text:p>RED</text:p>
          </table:table-cell>
          <table:table-cell office:value-type="string">
            <text:p>{1,1,1,1,1,1,1,1,1,1}</text:p>
          </table:table-cell>
          <table:table-cell table:formula="of:=[.A86]&amp;&quot;,&quot;&amp;[.B86]&amp;&quot;,&quot;&amp;[.C86]&amp;&quot;,&quot;&amp;[.D86]" office:value-type="string" office:string-value="RED_POLYGON,POLYGON,RED,{1,1,1,1,1,1,1,1,1,1}">
            <text:p>RED_POLYGON,POLYGON,RED,{1,1,1,1,1,1,1,1,1,1}</text:p>
          </table:table-cell>
        </table:table-row>
        <table:table-row table:style-name="ro2">
          <table:table-cell office:value-type="string">
            <text:p>ORANGE_POLYGON</text:p>
          </table:table-cell>
          <table:table-cell office:value-type="string">
            <text:p>POLYGON</text:p>
          </table:table-cell>
          <table:table-cell office:value-type="string">
            <text:p>ORANGE</text:p>
          </table:table-cell>
          <table:table-cell office:value-type="string">
            <text:p>{1,1,1,1,1,1,1,1,1,1}</text:p>
          </table:table-cell>
          <table:table-cell table:formula="of:=[.A87]&amp;&quot;,&quot;&amp;[.B87]&amp;&quot;,&quot;&amp;[.C87]&amp;&quot;,&quot;&amp;[.D87]" office:value-type="string" office:string-value="ORANGE_POLYGON,POLYGON,ORANGE,{1,1,1,1,1,1,1,1,1,1}">
            <text:p>ORANGE_POLYGON,POLYGON,ORANGE,{1,1,1,1,1,1,1,1,1,1}</text:p>
          </table:table-cell>
        </table:table-row>
        <table:table-row table:style-name="ro2">
          <table:table-cell office:value-type="string">
            <text:p>YELLOW_POLYGON</text:p>
          </table:table-cell>
          <table:table-cell office:value-type="string">
            <text:p>POLYGON</text:p>
          </table:table-cell>
          <table:table-cell office:value-type="string">
            <text:p>YELLOW</text:p>
          </table:table-cell>
          <table:table-cell office:value-type="string">
            <text:p>{1,1,1,1,1,1,1,1,1,1}</text:p>
          </table:table-cell>
          <table:table-cell table:formula="of:=[.A88]&amp;&quot;,&quot;&amp;[.B88]&amp;&quot;,&quot;&amp;[.C88]&amp;&quot;,&quot;&amp;[.D88]" office:value-type="string" office:string-value="YELLOW_POLYGON,POLYGON,YELLOW,{1,1,1,1,1,1,1,1,1,1}">
            <text:p>YELLOW_POLYGON,POLYGON,YELLOW,{1,1,1,1,1,1,1,1,1,1}</text:p>
          </table:table-cell>
        </table:table-row>
        <table:table-row table:style-name="ro2">
          <table:table-cell office:value-type="string">
            <text:p>CHARTEUSE_GREEN_POLYGON</text:p>
          </table:table-cell>
          <table:table-cell office:value-type="string">
            <text:p>POLYGON</text:p>
          </table:table-cell>
          <table:table-cell office:value-type="string">
            <text:p>CHARTEUSE_GREEN</text:p>
          </table:table-cell>
          <table:table-cell office:value-type="string">
            <text:p>{1,1,1,1,1,1,1,1,1,1}</text:p>
          </table:table-cell>
          <table:table-cell table:formula="of:=[.A89]&amp;&quot;,&quot;&amp;[.B89]&amp;&quot;,&quot;&amp;[.C89]&amp;&quot;,&quot;&amp;[.D89]" office:value-type="string" office:string-value="CHARTEUSE_GREEN_POLYGON,POLYGON,CHARTEUSE_GREEN,{1,1,1,1,1,1,1,1,1,1}">
            <text:p>CHARTEUSE_GREEN_POLYGON,POLYGON,CHARTEUSE_GREEN,{1,1,1,1,1,1,1,1,1,1}</text:p>
          </table:table-cell>
        </table:table-row>
        <table:table-row table:style-name="ro2">
          <table:table-cell office:value-type="string">
            <text:p>GREEN_POLYGON</text:p>
          </table:table-cell>
          <table:table-cell office:value-type="string">
            <text:p>POLYGON</text:p>
          </table:table-cell>
          <table:table-cell office:value-type="string">
            <text:p>GREEN</text:p>
          </table:table-cell>
          <table:table-cell office:value-type="string">
            <text:p>{1,1,1,1,1,1,1,1,1,1}</text:p>
          </table:table-cell>
          <table:table-cell table:formula="of:=[.A90]&amp;&quot;,&quot;&amp;[.B90]&amp;&quot;,&quot;&amp;[.C90]&amp;&quot;,&quot;&amp;[.D90]" office:value-type="string" office:string-value="GREEN_POLYGON,POLYGON,GREEN,{1,1,1,1,1,1,1,1,1,1}">
            <text:p>GREEN_POLYGON,POLYGON,GREEN,{1,1,1,1,1,1,1,1,1,1}</text:p>
          </table:table-cell>
        </table:table-row>
        <table:table-row table:style-name="ro2">
          <table:table-cell office:value-type="string">
            <text:p>SPRING_GREEN_POLYGON</text:p>
          </table:table-cell>
          <table:table-cell office:value-type="string">
            <text:p>POLYGON</text:p>
          </table:table-cell>
          <table:table-cell office:value-type="string">
            <text:p>SPRING_GREEN</text:p>
          </table:table-cell>
          <table:table-cell office:value-type="string">
            <text:p>{1,1,1,1,1,1,1,1,1,1}</text:p>
          </table:table-cell>
          <table:table-cell table:formula="of:=[.A91]&amp;&quot;,&quot;&amp;[.B91]&amp;&quot;,&quot;&amp;[.C91]&amp;&quot;,&quot;&amp;[.D91]" office:value-type="string" office:string-value="SPRING_GREEN_POLYGON,POLYGON,SPRING_GREEN,{1,1,1,1,1,1,1,1,1,1}">
            <text:p>SPRING_GREEN_POLYGON,POLYGON,SPRING_GREEN,{1,1,1,1,1,1,1,1,1,1}</text:p>
          </table:table-cell>
        </table:table-row>
        <table:table-row table:style-name="ro2">
          <table:table-cell office:value-type="string">
            <text:p>CYAN_POLYGON</text:p>
          </table:table-cell>
          <table:table-cell office:value-type="string">
            <text:p>POLYGON</text:p>
          </table:table-cell>
          <table:table-cell office:value-type="string">
            <text:p>CYAN</text:p>
          </table:table-cell>
          <table:table-cell office:value-type="string">
            <text:p>{1,1,1,1,1,1,1,1,1,1}</text:p>
          </table:table-cell>
          <table:table-cell table:formula="of:=[.A92]&amp;&quot;,&quot;&amp;[.B92]&amp;&quot;,&quot;&amp;[.C92]&amp;&quot;,&quot;&amp;[.D92]" office:value-type="string" office:string-value="CYAN_POLYGON,POLYGON,CYAN,{1,1,1,1,1,1,1,1,1,1}">
            <text:p>CYAN_POLYGON,POLYGON,CYAN,{1,1,1,1,1,1,1,1,1,1}</text:p>
          </table:table-cell>
        </table:table-row>
        <table:table-row table:style-name="ro2">
          <table:table-cell office:value-type="string">
            <text:p>AZURE_POLYGON</text:p>
          </table:table-cell>
          <table:table-cell office:value-type="string">
            <text:p>POLYGON</text:p>
          </table:table-cell>
          <table:table-cell office:value-type="string">
            <text:p>AZURE</text:p>
          </table:table-cell>
          <table:table-cell office:value-type="string">
            <text:p>{1,1,1,1,1,1,1,1,1,1}</text:p>
          </table:table-cell>
          <table:table-cell table:formula="of:=[.A93]&amp;&quot;,&quot;&amp;[.B93]&amp;&quot;,&quot;&amp;[.C93]&amp;&quot;,&quot;&amp;[.D93]" office:value-type="string" office:string-value="AZURE_POLYGON,POLYGON,AZURE,{1,1,1,1,1,1,1,1,1,1}">
            <text:p>AZURE_POLYGON,POLYGON,AZURE,{1,1,1,1,1,1,1,1,1,1}</text:p>
          </table:table-cell>
        </table:table-row>
        <table:table-row table:style-name="ro2">
          <table:table-cell office:value-type="string">
            <text:p>BLUE_POLYGON</text:p>
          </table:table-cell>
          <table:table-cell office:value-type="string">
            <text:p>POLYGON</text:p>
          </table:table-cell>
          <table:table-cell office:value-type="string">
            <text:p>BLUE</text:p>
          </table:table-cell>
          <table:table-cell office:value-type="string">
            <text:p>{1,1,1,1,1,1,1,1,1,1}</text:p>
          </table:table-cell>
          <table:table-cell table:formula="of:=[.A94]&amp;&quot;,&quot;&amp;[.B94]&amp;&quot;,&quot;&amp;[.C94]&amp;&quot;,&quot;&amp;[.D94]" office:value-type="string" office:string-value="BLUE_POLYGON,POLYGON,BLUE,{1,1,1,1,1,1,1,1,1,1}">
            <text:p>BLUE_POLYGON,POLYGON,BLUE,{1,1,1,1,1,1,1,1,1,1}</text:p>
          </table:table-cell>
        </table:table-row>
        <table:table-row table:style-name="ro2">
          <table:table-cell office:value-type="string">
            <text:p>VIOLET_POLYGON</text:p>
          </table:table-cell>
          <table:table-cell office:value-type="string">
            <text:p>POLYGON</text:p>
          </table:table-cell>
          <table:table-cell office:value-type="string">
            <text:p>VIOLET</text:p>
          </table:table-cell>
          <table:table-cell office:value-type="string">
            <text:p>{1,1,1,1,1,1,1,1,1,1}</text:p>
          </table:table-cell>
          <table:table-cell table:formula="of:=[.A95]&amp;&quot;,&quot;&amp;[.B95]&amp;&quot;,&quot;&amp;[.C95]&amp;&quot;,&quot;&amp;[.D95]" office:value-type="string" office:string-value="VIOLET_POLYGON,POLYGON,VIOLET,{1,1,1,1,1,1,1,1,1,1}">
            <text:p>VIOLET_POLYGON,POLYGON,VIOLET,{1,1,1,1,1,1,1,1,1,1}</text:p>
          </table:table-cell>
        </table:table-row>
        <table:table-row table:style-name="ro2">
          <table:table-cell office:value-type="string">
            <text:p>MAGENTA_POLYGON</text:p>
          </table:table-cell>
          <table:table-cell office:value-type="string">
            <text:p>POLYGON</text:p>
          </table:table-cell>
          <table:table-cell office:value-type="string">
            <text:p>MAGENTA</text:p>
          </table:table-cell>
          <table:table-cell office:value-type="string">
            <text:p>{1,1,1,1,1,1,1,1,1,1}</text:p>
          </table:table-cell>
          <table:table-cell table:formula="of:=[.A96]&amp;&quot;,&quot;&amp;[.B96]&amp;&quot;,&quot;&amp;[.C96]&amp;&quot;,&quot;&amp;[.D96]" office:value-type="string" office:string-value="MAGENTA_POLYGON,POLYGON,MAGENTA,{1,1,1,1,1,1,1,1,1,1}">
            <text:p>MAGENTA_POLYGON,POLYGON,MAGENTA,{1,1,1,1,1,1,1,1,1,1}</text:p>
          </table:table-cell>
        </table:table-row>
        <table:table-row table:style-name="ro2">
          <table:table-cell office:value-type="string">
            <text:p>ROSE_POLYGON</text:p>
          </table:table-cell>
          <table:table-cell office:value-type="string">
            <text:p>POLYGON</text:p>
          </table:table-cell>
          <table:table-cell office:value-type="string">
            <text:p>ROSE</text:p>
          </table:table-cell>
          <table:table-cell office:value-type="string">
            <text:p>{1,1,1,1,1,1,1,1,1,1}</text:p>
          </table:table-cell>
          <table:table-cell table:formula="of:=[.A97]&amp;&quot;,&quot;&amp;[.B97]&amp;&quot;,&quot;&amp;[.C97]&amp;&quot;,&quot;&amp;[.D97]" office:value-type="string" office:string-value="ROSE_POLYGON,POLYGON,ROSE,{1,1,1,1,1,1,1,1,1,1}">
            <text:p>ROSE_POLYGON,POLYGON,ROSE,{1,1,1,1,1,1,1,1,1,1}</text:p>
          </table:table-cell>
        </table:table-row>
        <table:table-row table:style-name="ro2" table:number-rows-repeated="1048478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PLETE" style:family="table-cell" style:parent-style-name="Default">
      <style:table-cell-properties fo:background-color="#00ff00"/>
    </style:style>
    <style:style style:name="PARTIAL" style:family="table-cell" style:parent-style-name="Default">
      <style:table-cell-properties fo:background-color="#e6ff00"/>
    </style:style>
    <style:style style:name="NOT_20_STARTED" style:display-name="NOT START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7">00/00/0000</text:date>, <text:time style:data-style-name="N2" text:time-value="0000-00-00T13:51: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6T20:53:40</meta:creation-date>
    <dc:date>2014-04-17T14:32:31</dc:date>
    <meta:editing-duration>P1DT22H26M50S</meta:editing-duration>
    <meta:editing-cycles>15</meta:editing-cycles>
    <meta:generator>LibreOffice/4.0.2.2$Linux_X86_64 LibreOffice_project/400m0$Build-2</meta:generator>
    <meta:document-statistic meta:table-count="3" meta:cell-count="736" meta:object-count="0"/>
  </office:meta>
</office:document-meta>
</file>